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officeooo:paragraph-rsid="0d41f391"/>
    </style:style>
    <style:style style:name="P6" style:family="paragraph" style:parent-style-name="Text_20_body">
      <style:text-properties officeooo:rsid="01c17af5" officeooo:paragraph-rsid="0d41f391"/>
    </style:style>
    <style:style style:name="P7" style:family="paragraph" style:parent-style-name="Text_20_body">
      <style:paragraph-properties fo:text-align="center" style:justify-single-word="false"/>
      <style:text-properties fo:font-style="italic" officeooo:rsid="01c2c33c" officeooo:paragraph-rsid="0d41f391" style:font-style-asian="italic" style:font-style-complex="italic"/>
    </style:style>
    <style:style style:name="P8" style:family="paragraph" style:parent-style-name="Text_20_body">
      <style:text-properties fo:font-style="italic" officeooo:rsid="0d2c7bc4" officeooo:paragraph-rsid="0d4361ed" style:font-style-asian="italic" style:font-style-complex="italic"/>
    </style:style>
    <style:style style:name="P9" style:family="paragraph" style:parent-style-name="Text_20_body">
      <style:text-properties officeooo:rsid="01dbcd27" officeooo:paragraph-rsid="0d4361ed"/>
    </style:style>
    <style:style style:name="P10" style:family="paragraph" style:parent-style-name="Text_20_body">
      <style:text-properties officeooo:rsid="0d5148cd" officeooo:paragraph-rsid="0d5148cd"/>
    </style:style>
    <style:style style:name="P11" style:family="paragraph" style:parent-style-name="Text_20_body">
      <style:text-properties officeooo:rsid="0d5148cd" officeooo:paragraph-rsid="0d86e289"/>
    </style:style>
    <style:style style:name="P12" style:family="paragraph" style:parent-style-name="Text_20_body">
      <style:text-properties officeooo:rsid="0d5148cd" officeooo:paragraph-rsid="0dfcfaba"/>
    </style:style>
    <style:style style:name="P13" style:family="paragraph" style:parent-style-name="Text_20_body">
      <style:text-properties officeooo:rsid="0d5148cd" officeooo:paragraph-rsid="0e05e1cd"/>
    </style:style>
    <style:style style:name="P14" style:family="paragraph" style:parent-style-name="Text_20_body">
      <style:text-properties officeooo:rsid="0d5148cd" officeooo:paragraph-rsid="0e233371"/>
    </style:style>
    <style:style style:name="P15" style:family="paragraph" style:parent-style-name="Text_20_body">
      <style:text-properties officeooo:rsid="0d54ac77" officeooo:paragraph-rsid="0d54ac77"/>
    </style:style>
    <style:style style:name="P16" style:family="paragraph" style:parent-style-name="Text_20_body">
      <style:text-properties officeooo:rsid="0d54ac77" officeooo:paragraph-rsid="0d641a8b"/>
    </style:style>
    <style:style style:name="P17" style:family="paragraph" style:parent-style-name="Text_20_body">
      <style:text-properties officeooo:rsid="0d54ac77" officeooo:paragraph-rsid="0d672746"/>
    </style:style>
    <style:style style:name="P18" style:family="paragraph" style:parent-style-name="Text_20_body">
      <style:text-properties officeooo:rsid="0d54ac77" officeooo:paragraph-rsid="0d931dcf"/>
    </style:style>
    <style:style style:name="P19" style:family="paragraph" style:parent-style-name="Text_20_body">
      <style:text-properties officeooo:rsid="0d54d0aa" officeooo:paragraph-rsid="0d54d0aa"/>
    </style:style>
    <style:style style:name="P20" style:family="paragraph" style:parent-style-name="Text_20_body">
      <style:text-properties officeooo:rsid="0d54d0aa" officeooo:paragraph-rsid="0d641a8b"/>
    </style:style>
    <style:style style:name="P21" style:family="paragraph" style:parent-style-name="Text_20_body">
      <style:text-properties officeooo:rsid="0d54d0aa" officeooo:paragraph-rsid="0d642d48"/>
    </style:style>
    <style:style style:name="P22" style:family="paragraph" style:parent-style-name="Text_20_body">
      <style:text-properties officeooo:rsid="0d54d0aa" officeooo:paragraph-rsid="0d931dcf"/>
    </style:style>
    <style:style style:name="P23" style:family="paragraph" style:parent-style-name="Text_20_body">
      <style:text-properties officeooo:rsid="0d561c3f" officeooo:paragraph-rsid="0d561c3f"/>
    </style:style>
    <style:style style:name="P24" style:family="paragraph" style:parent-style-name="Text_20_body">
      <style:text-properties officeooo:rsid="0d577f54" officeooo:paragraph-rsid="0d642d48"/>
    </style:style>
    <style:style style:name="P25" style:family="paragraph" style:parent-style-name="Text_20_body">
      <style:text-properties officeooo:rsid="0d596ab0" officeooo:paragraph-rsid="0d577f54"/>
    </style:style>
    <style:style style:name="P26" style:family="paragraph" style:parent-style-name="Text_20_body">
      <style:text-properties officeooo:rsid="0d596ab0" officeooo:paragraph-rsid="0d642d48"/>
    </style:style>
    <style:style style:name="P27" style:family="paragraph" style:parent-style-name="Text_20_body">
      <style:text-properties officeooo:rsid="0d59f3a8" officeooo:paragraph-rsid="0d59f3a8"/>
    </style:style>
    <style:style style:name="P28" style:family="paragraph" style:parent-style-name="Text_20_body">
      <style:text-properties officeooo:rsid="0d5ac793" officeooo:paragraph-rsid="0d5ac793"/>
    </style:style>
    <style:style style:name="P29" style:family="paragraph" style:parent-style-name="Text_20_body">
      <style:text-properties officeooo:rsid="0d5ac793" officeooo:paragraph-rsid="0d672746"/>
    </style:style>
    <style:style style:name="P30" style:family="paragraph" style:parent-style-name="Text_20_body">
      <style:text-properties officeooo:rsid="0d5ac793" officeooo:paragraph-rsid="0df83c5e"/>
    </style:style>
    <style:style style:name="P31" style:family="paragraph" style:parent-style-name="Text_20_body">
      <style:text-properties officeooo:rsid="0d5c10d2" officeooo:paragraph-rsid="0d5c10d2"/>
    </style:style>
    <style:style style:name="P32" style:family="paragraph" style:parent-style-name="Text_20_body">
      <style:text-properties officeooo:rsid="0d5d4bab" officeooo:paragraph-rsid="0d5d4bab"/>
    </style:style>
    <style:style style:name="P33" style:family="paragraph" style:parent-style-name="Text_20_body">
      <style:text-properties officeooo:rsid="0d5d4bab" officeooo:paragraph-rsid="0d65bd7f"/>
    </style:style>
    <style:style style:name="P34" style:family="paragraph" style:parent-style-name="Text_20_body">
      <style:text-properties officeooo:rsid="0d5dbb83" officeooo:paragraph-rsid="0d5dbb83"/>
    </style:style>
    <style:style style:name="P35" style:family="paragraph" style:parent-style-name="Text_20_body">
      <style:text-properties officeooo:rsid="0d5dbb83" officeooo:paragraph-rsid="0d642d48"/>
    </style:style>
    <style:style style:name="P36" style:family="paragraph" style:parent-style-name="Text_20_body">
      <style:text-properties officeooo:rsid="0d5dbb83" officeooo:paragraph-rsid="0d672746"/>
    </style:style>
    <style:style style:name="P37" style:family="paragraph" style:parent-style-name="Text_20_body">
      <style:text-properties officeooo:rsid="0d5dbb83" officeooo:paragraph-rsid="0d78250c"/>
    </style:style>
    <style:style style:name="P38" style:family="paragraph" style:parent-style-name="Text_20_body">
      <style:text-properties officeooo:rsid="0d5f2c1e" officeooo:paragraph-rsid="0d641a8b"/>
    </style:style>
    <style:style style:name="P39" style:family="paragraph" style:parent-style-name="Text_20_body">
      <style:text-properties officeooo:rsid="0d5fe0b1" officeooo:paragraph-rsid="0d5fe0b1"/>
    </style:style>
    <style:style style:name="P40" style:family="paragraph" style:parent-style-name="Text_20_body">
      <style:text-properties officeooo:rsid="0d618892" officeooo:paragraph-rsid="0d618892"/>
    </style:style>
    <style:style style:name="P41" style:family="paragraph" style:parent-style-name="Text_20_body">
      <style:text-properties officeooo:rsid="0d638057" officeooo:paragraph-rsid="0d638057"/>
    </style:style>
    <style:style style:name="P42" style:family="paragraph" style:parent-style-name="Text_20_body">
      <style:text-properties officeooo:rsid="0d638057" officeooo:paragraph-rsid="0d641a8b"/>
    </style:style>
    <style:style style:name="P43" style:family="paragraph" style:parent-style-name="Text_20_body">
      <style:text-properties officeooo:rsid="0d693474" officeooo:paragraph-rsid="0d693474"/>
    </style:style>
    <style:style style:name="P44" style:family="paragraph" style:parent-style-name="Text_20_body">
      <style:text-properties officeooo:rsid="0d6b7974" officeooo:paragraph-rsid="0d6b7974"/>
    </style:style>
    <style:style style:name="P45" style:family="paragraph" style:parent-style-name="Text_20_body">
      <style:text-properties officeooo:rsid="0d729a0b" officeooo:paragraph-rsid="0d729a0b"/>
    </style:style>
    <style:style style:name="P46" style:family="paragraph" style:parent-style-name="Text_20_body">
      <style:text-properties officeooo:rsid="0d7aa05a" officeooo:paragraph-rsid="0d7aa05a"/>
    </style:style>
    <style:style style:name="P47" style:family="paragraph" style:parent-style-name="Text_20_body">
      <style:text-properties officeooo:rsid="0d7aa05a" officeooo:paragraph-rsid="0d7be38b"/>
    </style:style>
    <style:style style:name="P48" style:family="paragraph" style:parent-style-name="Text_20_body">
      <style:text-properties officeooo:rsid="0d7aa05a" officeooo:paragraph-rsid="0d7ec4b7"/>
    </style:style>
    <style:style style:name="P49" style:family="paragraph" style:parent-style-name="Text_20_body">
      <style:text-properties officeooo:rsid="0d7aa05a" officeooo:paragraph-rsid="0d85c502"/>
    </style:style>
    <style:style style:name="P50" style:family="paragraph" style:parent-style-name="Text_20_body">
      <style:text-properties officeooo:rsid="0d7aa05a" officeooo:paragraph-rsid="0d86e289"/>
    </style:style>
    <style:style style:name="P51" style:family="paragraph" style:parent-style-name="Text_20_body">
      <style:text-properties officeooo:rsid="0d7aa05a" officeooo:paragraph-rsid="0d894409"/>
    </style:style>
    <style:style style:name="P52" style:family="paragraph" style:parent-style-name="Text_20_body">
      <style:text-properties officeooo:rsid="0d7aa05a" officeooo:paragraph-rsid="0d8cc553"/>
    </style:style>
    <style:style style:name="P53" style:family="paragraph" style:parent-style-name="Text_20_body">
      <style:text-properties officeooo:rsid="0d7aa05a" officeooo:paragraph-rsid="0d90ea3f"/>
    </style:style>
    <style:style style:name="P54" style:family="paragraph" style:parent-style-name="Text_20_body">
      <style:text-properties officeooo:rsid="0d7aa05a" officeooo:paragraph-rsid="0d9379a6"/>
    </style:style>
    <style:style style:name="P55" style:family="paragraph" style:parent-style-name="Text_20_body">
      <style:text-properties officeooo:rsid="0d7aa05a" officeooo:paragraph-rsid="0d95252a"/>
    </style:style>
    <style:style style:name="P56" style:family="paragraph" style:parent-style-name="Text_20_body">
      <style:text-properties officeooo:rsid="0d7aa05a" officeooo:paragraph-rsid="0d9611f4"/>
    </style:style>
    <style:style style:name="P57" style:family="paragraph" style:parent-style-name="Text_20_body">
      <style:text-properties officeooo:rsid="0d7aa05a" officeooo:paragraph-rsid="0d99d177"/>
    </style:style>
    <style:style style:name="P58" style:family="paragraph" style:parent-style-name="Text_20_body">
      <style:text-properties officeooo:rsid="0d7aa05a" officeooo:paragraph-rsid="0da13d13"/>
    </style:style>
    <style:style style:name="P59" style:family="paragraph" style:parent-style-name="Text_20_body">
      <style:text-properties officeooo:rsid="0d7aa05a" officeooo:paragraph-rsid="0da7f5cb"/>
    </style:style>
    <style:style style:name="P60" style:family="paragraph" style:parent-style-name="Text_20_body">
      <style:text-properties officeooo:rsid="0d7aa05a" officeooo:paragraph-rsid="0e1d5f8d"/>
    </style:style>
    <style:style style:name="P61" style:family="paragraph" style:parent-style-name="Text_20_body">
      <style:text-properties officeooo:rsid="0d7aa05a" officeooo:paragraph-rsid="0e1f25b6"/>
    </style:style>
    <style:style style:name="P62" style:family="paragraph" style:parent-style-name="Text_20_body">
      <style:text-properties officeooo:rsid="0d7aa05a" officeooo:paragraph-rsid="0e2299f4"/>
    </style:style>
    <style:style style:name="P63" style:family="paragraph" style:parent-style-name="Text_20_body">
      <style:text-properties officeooo:rsid="0d7aa05a" officeooo:paragraph-rsid="0e22b5c2"/>
    </style:style>
    <style:style style:name="P64" style:family="paragraph" style:parent-style-name="Text_20_body">
      <style:text-properties officeooo:rsid="0d7aa05a" officeooo:paragraph-rsid="0e233371"/>
    </style:style>
    <style:style style:name="P65" style:family="paragraph" style:parent-style-name="Text_20_body">
      <style:text-properties officeooo:rsid="0d7d4d88" officeooo:paragraph-rsid="0d7d4d88"/>
    </style:style>
    <style:style style:name="P66" style:family="paragraph" style:parent-style-name="Text_20_body">
      <style:text-properties officeooo:rsid="0d7ec4b7" officeooo:paragraph-rsid="0d7ec4b7"/>
    </style:style>
    <style:style style:name="P67" style:family="paragraph" style:parent-style-name="Text_20_body">
      <style:text-properties officeooo:rsid="0d867a25" officeooo:paragraph-rsid="0d867a25"/>
    </style:style>
    <style:style style:name="P68" style:family="paragraph" style:parent-style-name="Text_20_body">
      <style:text-properties officeooo:rsid="0d894409" officeooo:paragraph-rsid="0d894409"/>
    </style:style>
    <style:style style:name="P69" style:family="paragraph" style:parent-style-name="Text_20_body">
      <style:text-properties officeooo:rsid="0d8cc553" officeooo:paragraph-rsid="0d8cc553"/>
    </style:style>
    <style:style style:name="P70" style:family="paragraph" style:parent-style-name="Text_20_body">
      <style:text-properties officeooo:rsid="0d8f10a2" officeooo:paragraph-rsid="0d8f10a2"/>
    </style:style>
    <style:style style:name="P71" style:family="paragraph" style:parent-style-name="Text_20_body">
      <style:text-properties officeooo:rsid="0d922684" officeooo:paragraph-rsid="0d922684"/>
    </style:style>
    <style:style style:name="P72" style:family="paragraph" style:parent-style-name="Text_20_body">
      <style:text-properties officeooo:rsid="0d93aa24" officeooo:paragraph-rsid="0d93aa24"/>
    </style:style>
    <style:style style:name="P73" style:family="paragraph" style:parent-style-name="Text_20_body">
      <style:text-properties officeooo:rsid="0d95252a" officeooo:paragraph-rsid="0d95252a"/>
    </style:style>
    <style:style style:name="P74" style:family="paragraph" style:parent-style-name="Text_20_body">
      <style:text-properties officeooo:rsid="0d9611f4" officeooo:paragraph-rsid="0d9611f4"/>
    </style:style>
    <style:style style:name="P75" style:family="paragraph" style:parent-style-name="Text_20_body">
      <style:text-properties officeooo:rsid="0da2738f" officeooo:paragraph-rsid="0da33562"/>
    </style:style>
    <style:style style:name="P76" style:family="paragraph" style:parent-style-name="Text_20_body">
      <style:text-properties officeooo:rsid="0da7f5cb" officeooo:paragraph-rsid="0da7f5cb"/>
    </style:style>
    <style:style style:name="P77" style:family="paragraph" style:parent-style-name="Text_20_body">
      <style:text-properties officeooo:rsid="0d748a87" officeooo:paragraph-rsid="0d748a87"/>
    </style:style>
    <style:style style:name="P78" style:family="paragraph" style:parent-style-name="Text_20_body">
      <style:text-properties officeooo:rsid="0d4f6dbc" officeooo:paragraph-rsid="0d4f6dbc"/>
    </style:style>
    <style:style style:name="P79" style:family="paragraph" style:parent-style-name="Text_20_body">
      <style:text-properties officeooo:rsid="0dd4da91" officeooo:paragraph-rsid="0dd4da91"/>
    </style:style>
    <style:style style:name="P80" style:family="paragraph" style:parent-style-name="Text_20_body">
      <style:text-properties officeooo:rsid="0d381688" officeooo:paragraph-rsid="0d397d6c"/>
    </style:style>
    <style:style style:name="P81" style:family="paragraph" style:parent-style-name="Text_20_body">
      <style:text-properties officeooo:rsid="0d8211b0" officeooo:paragraph-rsid="0dfb07df"/>
    </style:style>
    <style:style style:name="P82" style:family="paragraph" style:parent-style-name="Text_20_body">
      <style:text-properties officeooo:rsid="0d9cb880" officeooo:paragraph-rsid="0e1d5f8d"/>
    </style:style>
    <style:style style:name="P83" style:family="paragraph" style:parent-style-name="Text_20_body">
      <style:text-properties officeooo:rsid="0dc39abe" officeooo:paragraph-rsid="0dc39abe"/>
    </style:style>
    <style:style style:name="P84" style:family="paragraph" style:parent-style-name="Text_20_body">
      <style:text-properties officeooo:rsid="0dd2dce1" officeooo:paragraph-rsid="0e57d31e"/>
    </style:style>
    <style:style style:name="P85" style:family="paragraph" style:parent-style-name="Text_20_body">
      <style:text-properties officeooo:rsid="0dcadef6" officeooo:paragraph-rsid="0dcadef6"/>
    </style:style>
    <style:style style:name="P86" style:family="paragraph" style:parent-style-name="Text_20_body">
      <style:text-properties officeooo:rsid="0deaf3b4" officeooo:paragraph-rsid="0deaf3b4"/>
    </style:style>
    <style:style style:name="P87" style:family="paragraph" style:parent-style-name="Text_20_body">
      <style:text-properties officeooo:rsid="0dec72bf" officeooo:paragraph-rsid="0dec72bf"/>
    </style:style>
    <style:style style:name="P88" style:family="paragraph" style:parent-style-name="Text_20_body">
      <style:text-properties officeooo:rsid="0df31025" officeooo:paragraph-rsid="0dfa1c0d"/>
    </style:style>
    <style:style style:name="P89" style:family="paragraph" style:parent-style-name="Text_20_body">
      <style:text-properties officeooo:rsid="0df31025" officeooo:paragraph-rsid="0e1d5f8d"/>
    </style:style>
    <style:style style:name="P90" style:family="paragraph" style:parent-style-name="Text_20_body">
      <style:text-properties officeooo:paragraph-rsid="0d693474"/>
    </style:style>
    <style:style style:name="P91" style:family="paragraph" style:parent-style-name="Text_20_body">
      <style:text-properties officeooo:rsid="0d827d58" officeooo:paragraph-rsid="0dfb07df"/>
    </style:style>
    <style:style style:name="P92" style:family="paragraph" style:parent-style-name="Text_20_body">
      <style:text-properties officeooo:rsid="0d7fbacd" officeooo:paragraph-rsid="0e1d5f8d"/>
    </style:style>
    <style:style style:name="P93" style:family="paragraph" style:parent-style-name="Text_20_body">
      <style:text-properties officeooo:rsid="0e2389be" officeooo:paragraph-rsid="0e3c8774"/>
    </style:style>
    <style:style style:name="P94" style:family="paragraph" style:parent-style-name="Text_20_body">
      <style:text-properties officeooo:rsid="0e26d241" officeooo:paragraph-rsid="0e26d241"/>
    </style:style>
    <style:style style:name="P95" style:family="paragraph" style:parent-style-name="Text_20_body">
      <style:text-properties officeooo:rsid="0062d414" officeooo:paragraph-rsid="0d41f391"/>
    </style:style>
    <style:style style:name="P96" style:family="paragraph" style:parent-style-name="Text_20_body">
      <style:text-properties officeooo:rsid="0e2fa407" officeooo:paragraph-rsid="0e6aafae"/>
    </style:style>
    <style:style style:name="P97" style:family="paragraph" style:parent-style-name="Text_20_body">
      <style:text-properties officeooo:rsid="0e4950bc" officeooo:paragraph-rsid="0e4950bc"/>
    </style:style>
    <style:style style:name="P98" style:family="paragraph" style:parent-style-name="Text_20_body">
      <style:text-properties officeooo:paragraph-rsid="0e607aa2"/>
    </style:style>
    <style:style style:name="P99" style:family="paragraph" style:parent-style-name="Text_20_body">
      <style:text-properties officeooo:rsid="0e692a4b" officeooo:paragraph-rsid="0e692a4b"/>
    </style:style>
    <style:style style:name="P100" style:family="paragraph" style:parent-style-name="Text_20_body">
      <style:text-properties officeooo:rsid="0e6ae4ba" officeooo:paragraph-rsid="0e6ae4ba"/>
    </style:style>
    <style:style style:name="P101" style:family="paragraph" style:parent-style-name="Standard">
      <style:paragraph-properties fo:text-align="center" style:justify-single-word="false"/>
      <style:text-properties officeooo:rsid="057aae1d" officeooo:paragraph-rsid="057aae1d"/>
    </style:style>
    <style:style style:name="P102"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4" style:family="paragraph" style:parent-style-name="Standard">
      <style:paragraph-properties fo:text-align="center" style:justify-single-word="false"/>
      <style:text-properties fo:font-size="22pt" officeooo:rsid="0d4ef2e5" officeooo:paragraph-rsid="0d4ef2e5" style:font-size-asian="22pt" style:font-size-complex="22pt"/>
    </style:style>
    <style:style style:name="P10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0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07" style:family="paragraph" style:parent-style-name="Example_20_Header">
      <style:text-properties officeooo:paragraph-rsid="0ce95318"/>
    </style:style>
    <style:style style:name="P108" style:family="paragraph" style:parent-style-name="Example_20_Header">
      <style:text-properties officeooo:rsid="0d058dd0" officeooo:paragraph-rsid="0d1716a2"/>
    </style:style>
    <style:style style:name="P109" style:family="paragraph" style:parent-style-name="Example_20_Header">
      <style:text-properties officeooo:rsid="0d085a77" officeooo:paragraph-rsid="0d1716a2"/>
    </style:style>
    <style:style style:name="P110" style:family="paragraph" style:parent-style-name="Example_20_Header">
      <style:text-properties officeooo:paragraph-rsid="0d1716a2"/>
    </style:style>
    <style:style style:name="P111" style:family="paragraph" style:parent-style-name="Example_20_Header">
      <style:text-properties officeooo:paragraph-rsid="0e1d5f8d"/>
    </style:style>
    <style:style style:name="P112" style:family="paragraph" style:parent-style-name="Standard">
      <style:paragraph-properties fo:text-align="center" style:justify-single-word="false" fo:break-before="page"/>
    </style:style>
    <style:style style:name="P113" style:family="paragraph" style:parent-style-name="Example">
      <style:text-properties fo:font-style="italic" style:font-style-asian="italic" style:font-style-complex="italic"/>
    </style:style>
    <style:style style:name="P114" style:family="paragraph" style:parent-style-name="Contents_20_1">
      <style:paragraph-properties>
        <style:tab-stops>
          <style:tab-stop style:position="14.801cm" style:type="right" style:leader-style="dotted" style:leader-text="."/>
        </style:tab-stops>
      </style:paragraph-properties>
    </style:style>
    <style:style style:name="P115" style:family="paragraph" style:parent-style-name="Contents_20_2">
      <style:paragraph-properties>
        <style:tab-stops>
          <style:tab-stop style:position="14.801cm" style:type="right" style:leader-style="dotted" style:leader-text="."/>
        </style:tab-stops>
      </style:paragraph-properties>
    </style:style>
    <style:style style:name="P116" style:family="paragraph" style:parent-style-name="Text_20_Body_20_Full_20_Page">
      <style:text-properties officeooo:rsid="0061501c" officeooo:paragraph-rsid="0d41f391"/>
    </style:style>
    <style:style style:name="P117" style:family="paragraph" style:parent-style-name="Text_20_Body_20_Full_20_Page">
      <style:text-properties officeooo:rsid="0209c939" officeooo:paragraph-rsid="0d41f391"/>
    </style:style>
    <style:style style:name="P118" style:family="paragraph" style:parent-style-name="Heading_20_4">
      <style:text-properties officeooo:paragraph-rsid="0dfb07df"/>
    </style:style>
    <style:style style:name="P119" style:family="paragraph" style:parent-style-name="Heading_20_4">
      <style:text-properties officeooo:rsid="0e1d5f8d" officeooo:paragraph-rsid="0e1d5f8d"/>
    </style:style>
    <style:style style:name="P120" style:family="paragraph" style:parent-style-name="Heading_20_4">
      <style:text-properties officeooo:paragraph-rsid="0e1d5f8d"/>
    </style:style>
    <style:style style:name="P121" style:family="paragraph" style:parent-style-name="Heading_20_4">
      <style:text-properties officeooo:rsid="0dfc3468" officeooo:paragraph-rsid="0dfc3468"/>
    </style:style>
    <style:style style:name="P122" style:family="paragraph" style:parent-style-name="Heading_20_4">
      <style:text-properties officeooo:paragraph-rsid="0dfa1c0d"/>
    </style:style>
    <style:style style:name="P123" style:family="paragraph" style:parent-style-name="Heading_20_4">
      <style:text-properties officeooo:rsid="0d998e11" officeooo:paragraph-rsid="0d998e11"/>
    </style:style>
    <style:style style:name="P124" style:family="paragraph" style:parent-style-name="Heading_20_4">
      <style:text-properties officeooo:rsid="0d54ac77"/>
    </style:style>
    <style:style style:name="P125" style:family="paragraph" style:parent-style-name="Heading_20_3">
      <style:text-properties officeooo:paragraph-rsid="0e3c8774"/>
    </style:style>
    <style:style style:name="P126" style:family="paragraph" style:parent-style-name="Heading_20_3">
      <style:text-properties officeooo:paragraph-rsid="0d693474"/>
    </style:style>
    <style:style style:name="P127" style:family="paragraph" style:parent-style-name="Heading_20_3">
      <style:text-properties officeooo:paragraph-rsid="0e1d5f8d"/>
    </style:style>
    <style:style style:name="P128" style:family="paragraph" style:parent-style-name="Heading_20_3">
      <style:text-properties officeooo:paragraph-rsid="0dfa1c0d"/>
    </style:style>
    <style:style style:name="P129" style:family="paragraph" style:parent-style-name="Heading_20_2">
      <style:text-properties officeooo:paragraph-rsid="0d41f391"/>
    </style:style>
    <style:style style:name="P130" style:family="paragraph" style:parent-style-name="Heading_20_2">
      <style:text-properties officeooo:paragraph-rsid="0d4361ed"/>
    </style:style>
    <style:style style:name="P131" style:family="paragraph" style:parent-style-name="Heading_20_2">
      <style:text-properties officeooo:rsid="0dec2ff8" officeooo:paragraph-rsid="0dec2ff8"/>
    </style:style>
    <style:style style:name="P132" style:family="paragraph" style:parent-style-name="Heading_20_1">
      <style:text-properties officeooo:paragraph-rsid="0d41f391"/>
    </style:style>
    <style:style style:name="P133" style:family="paragraph" style:parent-style-name="Heading_20_1">
      <style:text-properties officeooo:rsid="0e607aa2" officeooo:paragraph-rsid="0e607aa2"/>
    </style:style>
    <style:style style:name="P134" style:family="paragraph" style:parent-style-name="Heading_20_1">
      <style:text-properties officeooo:rsid="0e3f3ef5" officeooo:paragraph-rsid="0d03a306"/>
    </style:style>
    <style:style style:name="P135" style:family="paragraph" style:parent-style-name="Heading_20_1">
      <style:paragraph-properties fo:break-before="page"/>
      <style:text-properties officeooo:paragraph-rsid="0d41f391"/>
    </style:style>
    <style:style style:name="P136" style:family="paragraph" style:parent-style-name="Example" style:list-style-name="L6">
      <style:text-properties fo:font-style="italic" style:font-style-asian="italic" style:font-style-complex="italic"/>
    </style:style>
    <style:style style:name="P137" style:family="paragraph" style:parent-style-name="Example">
      <style:text-properties officeooo:paragraph-rsid="0e86ff6b"/>
    </style:style>
    <style:style style:name="P138" style:family="paragraph" style:parent-style-name="Text_20_body" style:master-page-name="Standard">
      <style:paragraph-properties style:page-number="auto"/>
    </style:style>
    <style:style style:name="P139" style:family="paragraph" style:parent-style-name="Text_20_body" style:list-style-name="L1">
      <style:text-properties officeooo:paragraph-rsid="0d41f391"/>
    </style:style>
    <style:style style:name="P140" style:family="paragraph" style:parent-style-name="Text_20_body" style:list-style-name="L1">
      <style:text-properties officeooo:rsid="0d4c5a29" officeooo:paragraph-rsid="0d4c5a29"/>
    </style:style>
    <style:style style:name="P141" style:family="paragraph" style:parent-style-name="Text_20_body" style:list-style-name="L2">
      <style:text-properties officeooo:rsid="0e6a3237" officeooo:paragraph-rsid="0e6aafae"/>
    </style:style>
    <style:style style:name="P142" style:family="paragraph" style:parent-style-name="Text_20_body" style:list-style-name="L2">
      <style:text-properties fo:font-style="normal" officeooo:rsid="0e6a3237" officeooo:paragraph-rsid="0e6aafae" style:font-style-asian="normal" style:font-style-complex="normal"/>
    </style:style>
    <style:style style:name="P143" style:family="paragraph" style:parent-style-name="Text_20_body">
      <style:text-properties fo:font-style="normal" officeooo:rsid="0e8ae144" officeooo:paragraph-rsid="0e8ae144" style:font-style-asian="normal" style:font-style-complex="normal"/>
    </style:style>
    <style:style style:name="P144" style:family="paragraph" style:parent-style-name="Text_20_body" style:list-style-name="L37">
      <style:text-properties fo:font-style="normal" officeooo:rsid="0e8ae144" officeooo:paragraph-rsid="0e8ae144" style:font-style-asian="normal" style:font-style-complex="normal"/>
    </style:style>
    <style:style style:name="P145" style:family="paragraph" style:parent-style-name="Text_20_body" style:list-style-name="L37">
      <style:text-properties fo:font-style="normal" officeooo:rsid="0e8cd158" officeooo:paragraph-rsid="0e8cd158" style:font-style-asian="normal" style:font-style-complex="normal"/>
    </style:style>
    <style:style style:name="P146" style:family="paragraph" style:parent-style-name="Text_20_body">
      <style:text-properties officeooo:rsid="0e3286bd" officeooo:paragraph-rsid="0e6aafae"/>
    </style:style>
    <style:style style:name="P147" style:family="paragraph" style:parent-style-name="Text_20_body" style:list-style-name="L3">
      <style:text-properties officeooo:paragraph-rsid="0d380541"/>
    </style:style>
    <style:style style:name="P148" style:family="paragraph" style:parent-style-name="Text_20_body" style:list-style-name="L4">
      <style:text-properties officeooo:rsid="0d415e7d" officeooo:paragraph-rsid="0e5c92af"/>
    </style:style>
    <style:style style:name="P149" style:family="paragraph" style:parent-style-name="Text_20_body" style:list-style-name="L5">
      <style:text-properties officeooo:rsid="0d1716a2" officeooo:paragraph-rsid="0d1716a2"/>
    </style:style>
    <style:style style:name="P150" style:family="paragraph" style:parent-style-name="Text_20_body" style:list-style-name="L5">
      <style:text-properties officeooo:rsid="0d18eb77" officeooo:paragraph-rsid="0d18eb77"/>
    </style:style>
    <style:style style:name="P151" style:family="paragraph" style:parent-style-name="Text_20_body" style:list-style-name="L5">
      <style:text-properties officeooo:rsid="0d18eb77" officeooo:paragraph-rsid="0d1c229d"/>
    </style:style>
    <style:style style:name="P152" style:family="paragraph" style:parent-style-name="Text_20_body" style:list-style-name="L5">
      <style:text-properties officeooo:rsid="0d1c229d" officeooo:paragraph-rsid="0d215da5"/>
    </style:style>
    <style:style style:name="P153" style:family="paragraph" style:parent-style-name="Text_20_body" style:list-style-name="L5">
      <style:text-properties officeooo:rsid="0d215da5" officeooo:paragraph-rsid="0d215da5"/>
    </style:style>
    <style:style style:name="P154" style:family="paragraph" style:parent-style-name="Text_20_body" style:list-style-name="L7">
      <style:text-properties officeooo:rsid="0d058dd0" officeooo:paragraph-rsid="0d058dd0"/>
    </style:style>
    <style:style style:name="P155" style:family="paragraph" style:parent-style-name="Text_20_body" style:list-style-name="L9">
      <style:text-properties officeooo:rsid="0d058dd0" officeooo:paragraph-rsid="0d25581b"/>
    </style:style>
    <style:style style:name="P156" style:family="paragraph" style:parent-style-name="Text_20_body" style:list-style-name="L26">
      <style:text-properties officeooo:rsid="0d058dd0" officeooo:paragraph-rsid="0d3b09fa"/>
    </style:style>
    <style:style style:name="P157" style:family="paragraph" style:parent-style-name="Text_20_body" style:list-style-name="L26">
      <style:text-properties officeooo:rsid="0d058dd0" officeooo:paragraph-rsid="0d058dd0"/>
    </style:style>
    <style:style style:name="P158" style:family="paragraph" style:parent-style-name="Text_20_body" style:list-style-name="L27">
      <style:text-properties officeooo:rsid="0d058dd0" officeooo:paragraph-rsid="0d058dd0"/>
    </style:style>
    <style:style style:name="P159" style:family="paragraph" style:parent-style-name="Text_20_body" style:list-style-name="L7">
      <style:text-properties officeooo:rsid="0e64a976" officeooo:paragraph-rsid="0e64a976"/>
    </style:style>
    <style:style style:name="P160" style:family="paragraph" style:parent-style-name="Text_20_body" style:list-style-name="L7">
      <style:text-properties officeooo:rsid="0d06c501" officeooo:paragraph-rsid="0d06c501"/>
    </style:style>
    <style:style style:name="P161" style:family="paragraph" style:parent-style-name="Text_20_body" style:list-style-name="L8">
      <style:text-properties officeooo:rsid="0d06c501" officeooo:paragraph-rsid="0d06c501"/>
    </style:style>
    <style:style style:name="P162" style:family="paragraph" style:parent-style-name="Text_20_body" style:list-style-name="L8">
      <style:text-properties officeooo:rsid="0d06c501" officeooo:paragraph-rsid="0d085a77"/>
    </style:style>
    <style:style style:name="P163" style:family="paragraph" style:parent-style-name="Text_20_body" style:list-style-name="L27">
      <style:text-properties officeooo:rsid="0d06c501" officeooo:paragraph-rsid="0d0a210d"/>
    </style:style>
    <style:style style:name="P164" style:family="paragraph" style:parent-style-name="Text_20_body" style:list-style-name="L8">
      <style:text-properties officeooo:rsid="0e65e8ef" officeooo:paragraph-rsid="0e65e8ef"/>
    </style:style>
    <style:style style:name="P165" style:family="paragraph" style:parent-style-name="Text_20_body" style:list-style-name="L8">
      <style:text-properties officeooo:rsid="0d085a77" officeooo:paragraph-rsid="0d085a77"/>
    </style:style>
    <style:style style:name="P166" style:family="paragraph" style:parent-style-name="Text_20_body" style:list-style-name="L26">
      <style:text-properties officeooo:rsid="0d085a77" officeooo:paragraph-rsid="0d085a77"/>
    </style:style>
    <style:style style:name="P167" style:family="paragraph" style:parent-style-name="Text_20_body">
      <style:text-properties officeooo:rsid="0d085a77" officeooo:paragraph-rsid="0d085a77"/>
    </style:style>
    <style:style style:name="P168" style:family="paragraph" style:parent-style-name="Text_20_body" style:list-style-name="L9">
      <style:text-properties officeooo:rsid="0d0a210d" officeooo:paragraph-rsid="0d16a5b9"/>
    </style:style>
    <style:style style:name="P169" style:family="paragraph" style:parent-style-name="Text_20_body" style:list-style-name="L27">
      <style:text-properties officeooo:rsid="0d0a210d" officeooo:paragraph-rsid="0d0a210d"/>
    </style:style>
    <style:style style:name="P170" style:family="paragraph" style:parent-style-name="Text_20_body" style:list-style-name="L28">
      <style:text-properties officeooo:rsid="0d0a210d" officeooo:paragraph-rsid="0d0a210d"/>
    </style:style>
    <style:style style:name="P171" style:family="paragraph" style:parent-style-name="Text_20_body" style:list-style-name="L10">
      <style:text-properties officeooo:rsid="0d693474" officeooo:paragraph-rsid="0d693474"/>
    </style:style>
    <style:style style:name="P172" style:family="paragraph" style:parent-style-name="Text_20_body" style:list-style-name="L11">
      <style:text-properties officeooo:rsid="0d693474" officeooo:paragraph-rsid="0d693474"/>
    </style:style>
    <style:style style:name="P173" style:family="paragraph" style:parent-style-name="Text_20_body" style:list-style-name="L10">
      <style:text-properties officeooo:rsid="0dedb96a" officeooo:paragraph-rsid="0dedb96a"/>
    </style:style>
    <style:style style:name="P174" style:family="paragraph" style:parent-style-name="Text_20_body" style:list-style-name="L12">
      <style:text-properties officeooo:rsid="0e0afba3" officeooo:paragraph-rsid="0e0b4098"/>
    </style:style>
    <style:style style:name="P175" style:family="paragraph" style:parent-style-name="Text_20_body" style:list-style-name="L13">
      <style:text-properties officeooo:rsid="0e0afba3" officeooo:paragraph-rsid="0e0afba3"/>
    </style:style>
    <style:style style:name="P176" style:family="paragraph" style:parent-style-name="Text_20_body" style:list-style-name="L12">
      <style:text-properties officeooo:rsid="0e0d486b" officeooo:paragraph-rsid="0e0d486b"/>
    </style:style>
    <style:style style:name="P177" style:family="paragraph" style:parent-style-name="Text_20_body" style:list-style-name="L12">
      <style:text-properties officeooo:rsid="0e14eca1" officeooo:paragraph-rsid="0e14eca1"/>
    </style:style>
    <style:style style:name="P178" style:family="paragraph" style:parent-style-name="Text_20_body" style:list-style-name="L12">
      <style:text-properties officeooo:rsid="0e0ebe17" officeooo:paragraph-rsid="0e0ebe17"/>
    </style:style>
    <style:style style:name="P179" style:family="paragraph" style:parent-style-name="Text_20_body" style:list-style-name="L12">
      <style:text-properties officeooo:rsid="0e146ddc" officeooo:paragraph-rsid="0e146ddc"/>
    </style:style>
    <style:style style:name="P180" style:family="paragraph" style:parent-style-name="Text_20_body" style:list-style-name="L13">
      <style:text-properties officeooo:rsid="0e13bee7" officeooo:paragraph-rsid="0e13bee7"/>
    </style:style>
    <style:style style:name="P181" style:family="paragraph" style:parent-style-name="Text_20_body" style:list-style-name="L13">
      <style:text-properties officeooo:rsid="0e16473a" officeooo:paragraph-rsid="0e16473a"/>
    </style:style>
    <style:style style:name="P182" style:family="paragraph" style:parent-style-name="Text_20_body" style:list-style-name="L13">
      <style:text-properties officeooo:rsid="0e12a450" officeooo:paragraph-rsid="0e12a450"/>
    </style:style>
    <style:style style:name="P183" style:family="paragraph" style:parent-style-name="Text_20_body" style:list-style-name="L14">
      <style:text-properties officeooo:rsid="0d8211b0" officeooo:paragraph-rsid="0e233371"/>
    </style:style>
    <style:style style:name="P184" style:family="paragraph" style:parent-style-name="Text_20_body" style:list-style-name="L14">
      <style:text-properties officeooo:rsid="0d8211b0" officeooo:paragraph-rsid="0dfb07df"/>
    </style:style>
    <style:style style:name="P185" style:family="paragraph" style:parent-style-name="Text_20_body" style:list-style-name="L15">
      <style:text-properties officeooo:rsid="0d80122d" officeooo:paragraph-rsid="0e1d5f8d"/>
    </style:style>
    <style:style style:name="P186" style:family="paragraph" style:parent-style-name="Text_20_body" style:list-style-name="L16">
      <style:text-properties officeooo:paragraph-rsid="0dfcfaba"/>
    </style:style>
    <style:style style:name="P187" style:family="paragraph" style:parent-style-name="Text_20_body" style:list-style-name="L16">
      <style:text-properties officeooo:rsid="0df454c1" officeooo:paragraph-rsid="0e05e1cd"/>
    </style:style>
    <style:style style:name="P188" style:family="paragraph" style:parent-style-name="Text_20_body" style:list-style-name="L17">
      <style:text-properties officeooo:rsid="0d9cb880" officeooo:paragraph-rsid="0e1d5f8d"/>
    </style:style>
    <style:style style:name="P189" style:family="paragraph" style:parent-style-name="Text_20_body" style:list-style-name="L18">
      <style:text-properties officeooo:rsid="0d6b7974" officeooo:paragraph-rsid="0d6b7974"/>
    </style:style>
    <style:style style:name="P190" style:family="paragraph" style:parent-style-name="Text_20_body" style:list-style-name="L19">
      <style:text-properties officeooo:rsid="0d6b7974" officeooo:paragraph-rsid="0d6b7974"/>
    </style:style>
    <style:style style:name="P191" style:family="paragraph" style:parent-style-name="Text_20_body" style:list-style-name="L19">
      <style:text-properties officeooo:rsid="0d6d7673" officeooo:paragraph-rsid="0d6d7673"/>
    </style:style>
    <style:style style:name="P192" style:family="paragraph" style:parent-style-name="Text_20_body" style:list-style-name="L19">
      <style:text-properties officeooo:rsid="0d6f6ba1" officeooo:paragraph-rsid="0d6f6ba1"/>
    </style:style>
    <style:style style:name="P193" style:family="paragraph" style:parent-style-name="Text_20_body" style:list-style-name="L20">
      <style:text-properties officeooo:rsid="0d76a4ab" officeooo:paragraph-rsid="0d76a4ab"/>
    </style:style>
    <style:style style:name="P194" style:family="paragraph" style:parent-style-name="Text_20_body" style:list-style-name="L21">
      <style:text-properties officeooo:rsid="0d7d4d88" officeooo:paragraph-rsid="0d7d4d88"/>
    </style:style>
    <style:style style:name="P195" style:family="paragraph" style:parent-style-name="Text_20_body" style:list-style-name="L22">
      <style:text-properties officeooo:rsid="0d8d8e27" officeooo:paragraph-rsid="0d8d8e27"/>
    </style:style>
    <style:style style:name="P196" style:family="paragraph" style:parent-style-name="Text_20_body" style:list-style-name="L23">
      <style:text-properties officeooo:rsid="0d90ea3f" officeooo:paragraph-rsid="0d90ea3f"/>
    </style:style>
    <style:style style:name="P197" style:family="paragraph" style:parent-style-name="Text_20_body" style:list-style-name="L24">
      <style:text-properties officeooo:paragraph-rsid="0d95252a"/>
    </style:style>
    <style:style style:name="P198" style:family="paragraph" style:parent-style-name="Text_20_body" style:list-style-name="L25">
      <style:text-properties officeooo:rsid="0da495f4" officeooo:paragraph-rsid="0da56c79"/>
    </style:style>
    <style:style style:name="P199" style:family="paragraph" style:parent-style-name="Text_20_body">
      <style:text-properties fo:language="cs" fo:country="CZ" officeooo:rsid="0d5ac793" officeooo:paragraph-rsid="0e1be772"/>
    </style:style>
    <style:style style:name="P200" style:family="paragraph" style:parent-style-name="Text_20_body" style:list-style-name="L8">
      <style:text-properties officeooo:rsid="0d381688" officeooo:paragraph-rsid="0d397d6c"/>
    </style:style>
    <style:style style:name="P201" style:family="paragraph" style:parent-style-name="Text_20_body" style:list-style-name="L27">
      <style:text-properties officeooo:rsid="0d381688" officeooo:paragraph-rsid="0d397d6c"/>
    </style:style>
    <style:style style:name="P202" style:family="paragraph" style:parent-style-name="Text_20_body" style:list-style-name="L27">
      <style:text-properties officeooo:rsid="0d064216" officeooo:paragraph-rsid="0d397d6c"/>
    </style:style>
    <style:style style:name="P203" style:family="paragraph" style:parent-style-name="Text_20_body" style:list-style-name="L27">
      <style:text-properties officeooo:rsid="0d397d6c" officeooo:paragraph-rsid="0d397d6c"/>
    </style:style>
    <style:style style:name="P204" style:family="paragraph" style:parent-style-name="Text_20_body" style:list-style-name="L28">
      <style:text-properties officeooo:rsid="0d3c014f" officeooo:paragraph-rsid="0d3c014f"/>
    </style:style>
    <style:style style:name="P205" style:family="paragraph" style:parent-style-name="Text_20_body" style:list-style-name="L8">
      <style:text-properties officeooo:rsid="0d3e02b3" officeooo:paragraph-rsid="0d3e02b3"/>
    </style:style>
    <style:style style:name="P206" style:family="paragraph" style:parent-style-name="Text_20_body" style:list-style-name="L29">
      <style:text-properties officeooo:rsid="0d4f6dbc" officeooo:paragraph-rsid="0d4f6dbc"/>
    </style:style>
    <style:style style:name="P207" style:family="paragraph" style:parent-style-name="Text_20_body" style:list-style-name="L29">
      <style:text-properties officeooo:rsid="0d4fc77e" officeooo:paragraph-rsid="0d4fc77e"/>
    </style:style>
    <style:style style:name="P208" style:family="paragraph" style:parent-style-name="Text_20_body" style:list-style-name="L30">
      <style:text-properties officeooo:rsid="0dd2dce1" officeooo:paragraph-rsid="0e57d31e"/>
    </style:style>
    <style:style style:name="P209" style:family="paragraph" style:parent-style-name="Text_20_body" style:list-style-name="L31">
      <style:text-properties officeooo:paragraph-rsid="0dafd84f"/>
    </style:style>
    <style:style style:name="P210" style:family="paragraph" style:parent-style-name="Text_20_body" style:list-style-name="L31">
      <style:text-properties officeooo:rsid="0db28fd4" officeooo:paragraph-rsid="0dafd84f"/>
    </style:style>
    <style:style style:name="P211" style:family="paragraph" style:parent-style-name="Text_20_body" style:list-style-name="L31">
      <style:text-properties officeooo:rsid="0db28fd4" officeooo:paragraph-rsid="0db28fd4"/>
    </style:style>
    <style:style style:name="P212" style:family="paragraph" style:parent-style-name="Text_20_body" style:list-style-name="L31">
      <style:text-properties officeooo:rsid="0db3b418" officeooo:paragraph-rsid="0de38925"/>
    </style:style>
    <style:style style:name="P213" style:family="paragraph" style:parent-style-name="Text_20_body" style:list-style-name="L31">
      <style:text-properties officeooo:rsid="0db55b7d" officeooo:paragraph-rsid="0de38925"/>
    </style:style>
    <style:style style:name="P214" style:family="paragraph" style:parent-style-name="Text_20_body" style:list-style-name="L31">
      <style:text-properties officeooo:rsid="0db161de" officeooo:paragraph-rsid="0de38925"/>
    </style:style>
    <style:style style:name="P215" style:family="paragraph" style:parent-style-name="Text_20_body" style:list-style-name="L31">
      <style:text-properties officeooo:rsid="0dc95427" officeooo:paragraph-rsid="0debcba2"/>
    </style:style>
    <style:style style:name="P216" style:family="paragraph" style:parent-style-name="Text_20_body" style:list-style-name="L31">
      <style:text-properties officeooo:rsid="0dc39abe" officeooo:paragraph-rsid="0debcba2"/>
    </style:style>
    <style:style style:name="P217" style:family="paragraph" style:parent-style-name="Text_20_body" style:list-style-name="L31">
      <style:text-properties officeooo:rsid="0daeb4ab" officeooo:paragraph-rsid="0db161de"/>
    </style:style>
    <style:style style:name="P218" style:family="paragraph" style:parent-style-name="Text_20_body" style:list-style-name="L31">
      <style:text-properties officeooo:rsid="0db6518f" officeooo:paragraph-rsid="0de38925"/>
    </style:style>
    <style:style style:name="P219" style:family="paragraph" style:parent-style-name="Text_20_body" style:list-style-name="L31">
      <style:text-properties officeooo:rsid="0dc0acaf" officeooo:paragraph-rsid="0dc0acaf"/>
    </style:style>
    <style:style style:name="P220" style:family="paragraph" style:parent-style-name="Text_20_body" style:list-style-name="L31">
      <style:text-properties officeooo:rsid="0dc0acaf" officeooo:paragraph-rsid="0de38925"/>
    </style:style>
    <style:style style:name="P221" style:family="paragraph" style:parent-style-name="Text_20_body" style:list-style-name="L32">
      <style:text-properties officeooo:rsid="0de97cf8" officeooo:paragraph-rsid="0dda8882"/>
    </style:style>
    <style:style style:name="P222" style:family="paragraph" style:parent-style-name="Text_20_body" style:list-style-name="L33">
      <style:text-properties officeooo:rsid="0e523a53" officeooo:paragraph-rsid="0e523a53"/>
    </style:style>
    <style:style style:name="P223" style:family="paragraph" style:parent-style-name="Text_20_body" style:list-style-name="L33">
      <style:text-properties officeooo:rsid="0e523a53" officeooo:paragraph-rsid="0e5acb39"/>
    </style:style>
    <style:style style:name="P224" style:family="paragraph" style:parent-style-name="Text_20_body" style:list-style-name="L33">
      <style:text-properties officeooo:rsid="0e5acb39" officeooo:paragraph-rsid="0e5acb39"/>
    </style:style>
    <style:style style:name="P225" style:family="paragraph" style:parent-style-name="Text_20_body" style:list-style-name="L34">
      <style:text-properties officeooo:rsid="0e575735" officeooo:paragraph-rsid="0e575735"/>
    </style:style>
    <style:style style:name="P226" style:family="paragraph" style:parent-style-name="Text_20_body" style:list-style-name="L34">
      <style:text-properties officeooo:rsid="0e55ee3c" officeooo:paragraph-rsid="0e55ee3c"/>
    </style:style>
    <style:style style:name="P227" style:family="paragraph" style:parent-style-name="Text_20_body">
      <style:text-properties officeooo:rsid="0d5ac793" officeooo:paragraph-rsid="0d5ac793"/>
    </style:style>
    <style:style style:name="P228" style:family="paragraph" style:parent-style-name="Text_20_body">
      <style:text-properties officeooo:rsid="0d7aa05a" officeooo:paragraph-rsid="0e7b1d01"/>
    </style:style>
    <style:style style:name="P229" style:family="paragraph" style:parent-style-name="Text_20_body">
      <style:text-properties officeooo:rsid="0d7aa05a" officeooo:paragraph-rsid="0e7c0784"/>
    </style:style>
    <style:style style:name="P230" style:family="paragraph" style:parent-style-name="Text_20_body">
      <style:text-properties officeooo:rsid="0d7aa05a" officeooo:paragraph-rsid="0e80b28b"/>
    </style:style>
    <style:style style:name="P231" style:family="paragraph" style:parent-style-name="Text_20_body">
      <style:text-properties officeooo:rsid="0e7b1d01" officeooo:paragraph-rsid="0e7b1d01"/>
    </style:style>
    <style:style style:name="P232" style:family="paragraph" style:parent-style-name="Text_20_body" style:list-style-name="L35">
      <style:text-properties officeooo:rsid="0e7b1d01" officeooo:paragraph-rsid="0e7b1d01"/>
    </style:style>
    <style:style style:name="P233" style:family="paragraph" style:parent-style-name="Text_20_body">
      <style:text-properties officeooo:rsid="0e7ce9da" officeooo:paragraph-rsid="0e7ce9da"/>
    </style:style>
    <style:style style:name="P234" style:family="paragraph" style:parent-style-name="Text_20_body" style:list-style-name="L36">
      <style:text-properties officeooo:rsid="0e7f6e12" officeooo:paragraph-rsid="0e7f6e12"/>
    </style:style>
    <style:style style:name="P235" style:family="paragraph" style:parent-style-name="Text_20_body" style:list-style-name="L36">
      <style:text-properties officeooo:rsid="0e7facc9" officeooo:paragraph-rsid="0e7facc9"/>
    </style:style>
    <style:style style:name="P236" style:family="paragraph" style:parent-style-name="Text_20_body" style:list-style-name="L36">
      <style:text-properties officeooo:rsid="0e7fb980" officeooo:paragraph-rsid="0e7fb980"/>
    </style:style>
    <style:style style:name="P237" style:family="paragraph" style:parent-style-name="Text_20_body">
      <style:text-properties officeooo:rsid="0e80b28b" officeooo:paragraph-rsid="0e80b28b"/>
    </style:style>
    <style:style style:name="P238" style:family="paragraph" style:parent-style-name="Text_20_body">
      <style:text-properties officeooo:rsid="0e850ec7" officeooo:paragraph-rsid="0e850ec7"/>
    </style:style>
    <style:style style:name="P239" style:family="paragraph" style:parent-style-name="Text_20_body">
      <style:text-properties officeooo:paragraph-rsid="0e8ae144"/>
    </style:style>
    <style:style style:name="T1" style:family="text">
      <style:text-properties fo:font-style="italic" style:font-style-asian="italic" style:font-style-complex="italic"/>
    </style:style>
    <style:style style:name="T2" style:family="text">
      <style:text-properties fo:font-style="italic" officeooo:rsid="0d7362c4" style:font-style-asian="italic" style:font-style-complex="italic"/>
    </style:style>
    <style:style style:name="T3" style:family="text">
      <style:text-properties fo:font-style="italic" officeooo:rsid="0d85c502" style:font-style-asian="italic" style:font-style-complex="italic"/>
    </style:style>
    <style:style style:name="T4" style:family="text">
      <style:text-properties fo:font-style="italic" officeooo:rsid="0d8d8e27" style:font-style-asian="italic" style:font-style-complex="italic"/>
    </style:style>
    <style:style style:name="T5" style:family="text">
      <style:text-properties fo:font-style="italic" officeooo:rsid="0d95252a" style:font-style-asian="italic" style:font-style-complex="italic"/>
    </style:style>
    <style:style style:name="T6" style:family="text">
      <style:text-properties fo:font-style="italic" officeooo:rsid="0da33562" style:font-style-asian="italic" style:font-style-complex="italic"/>
    </style:style>
    <style:style style:name="T7" style:family="text">
      <style:text-properties fo:font-style="italic" officeooo:rsid="0da36adf" style:font-style-asian="italic" style:font-style-complex="italic"/>
    </style:style>
    <style:style style:name="T8" style:family="text">
      <style:text-properties fo:font-style="italic" officeooo:rsid="0de38925" style:font-style-asian="italic" style:font-style-complex="italic"/>
    </style:style>
    <style:style style:name="T9" style:family="text">
      <style:text-properties fo:font-style="italic" officeooo:rsid="0dfcfaba" style:font-style-asian="italic" style:font-style-complex="italic"/>
    </style:style>
    <style:style style:name="T10" style:family="text">
      <style:text-properties fo:font-style="italic" officeooo:rsid="0e052b62" style:font-style-asian="italic" style:font-style-complex="italic"/>
    </style:style>
    <style:style style:name="T11" style:family="text">
      <style:text-properties fo:font-style="italic" officeooo:rsid="0e1d5f8d" style:font-style-asian="italic" style:font-style-complex="italic"/>
    </style:style>
    <style:style style:name="T12" style:family="text">
      <style:text-properties fo:font-style="italic" officeooo:rsid="0e2299c0" style:font-style-asian="italic" style:font-style-complex="italic"/>
    </style:style>
    <style:style style:name="T13" style:family="text">
      <style:text-properties fo:font-style="italic" officeooo:rsid="0d14cf2f" style:font-style-asian="italic" style:font-style-complex="italic"/>
    </style:style>
    <style:style style:name="T14" style:family="text">
      <style:text-properties fo:font-style="italic" officeooo:rsid="0e81b39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e8ae144" style:font-style-asian="normal" style:font-style-complex="normal"/>
    </style:style>
    <style:style style:name="T17" style:family="text">
      <style:text-properties officeooo:rsid="0ce63539"/>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003636ac"/>
    </style:style>
    <style:style style:name="T20" style:family="text">
      <style:text-properties style:text-line-through-style="none" style:text-line-through-type="none" style:text-underline-style="none" officeooo:rsid="002eb51a"/>
    </style:style>
    <style:style style:name="T21" style:family="text">
      <style:text-properties officeooo:rsid="0d102155"/>
    </style:style>
    <style:style style:name="T22" style:family="text">
      <style:text-properties officeooo:rsid="0d1716a2"/>
    </style:style>
    <style:style style:name="T23" style:family="text">
      <style:text-properties officeooo:rsid="0d18eb77"/>
    </style:style>
    <style:style style:name="T24" style:family="text">
      <style:text-properties officeooo:rsid="0d197e67"/>
    </style:style>
    <style:style style:name="T25" style:family="text">
      <style:text-properties officeooo:rsid="0d1c229d"/>
    </style:style>
    <style:style style:name="T26" style:family="text">
      <style:text-properties officeooo:rsid="0d1fd8e3"/>
    </style:style>
    <style:style style:name="T27" style:family="text">
      <style:text-properties officeooo:rsid="0d215da5"/>
    </style:style>
    <style:style style:name="T28" style:family="text">
      <style:text-properties officeooo:rsid="0d36a3ad"/>
    </style:style>
    <style:style style:name="T29" style:family="text">
      <style:text-properties officeooo:rsid="0d380541"/>
    </style:style>
    <style:style style:name="T30" style:family="text">
      <style:text-properties officeooo:rsid="0d395e61"/>
    </style:style>
    <style:style style:name="T31" style:family="text">
      <style:text-properties officeooo:rsid="0d3bda91"/>
    </style:style>
    <style:style style:name="T32" style:family="text">
      <style:text-properties fo:font-weight="bold" style:font-weight-asian="bold" style:font-weight-complex="bold"/>
    </style:style>
    <style:style style:name="T33" style:family="text">
      <style:text-properties fo:font-weight="bold" officeooo:rsid="00677a7a" style:font-weight-asian="bold" style:font-weight-complex="bold"/>
    </style:style>
    <style:style style:name="T34" style:family="text">
      <style:text-properties fo:font-weight="bold" officeooo:rsid="00663431" style:font-weight-asian="bold" style:font-weight-complex="bold"/>
    </style:style>
    <style:style style:name="T35" style:family="text">
      <style:text-properties officeooo:rsid="00677a7a"/>
    </style:style>
    <style:style style:name="T36" style:family="text">
      <style:text-properties officeooo:rsid="03319185"/>
    </style:style>
    <style:style style:name="T37" style:family="text">
      <style:text-properties officeooo:rsid="033370a0"/>
    </style:style>
    <style:style style:name="T38" style:family="text">
      <style:text-properties officeooo:rsid="01be625f"/>
    </style:style>
    <style:style style:name="T39" style:family="text">
      <style:text-properties officeooo:rsid="01c1d138"/>
    </style:style>
    <style:style style:name="T40" style:family="text">
      <style:text-properties officeooo:rsid="01c2c33c"/>
    </style:style>
    <style:style style:name="T41" style:family="text">
      <style:text-properties officeooo:rsid="00c48e26"/>
    </style:style>
    <style:style style:name="T42" style:family="text">
      <style:text-properties officeooo:rsid="0149b9d1"/>
    </style:style>
    <style:style style:name="T43" style:family="text">
      <style:text-properties officeooo:rsid="0064bd42"/>
    </style:style>
    <style:style style:name="T44" style:family="text">
      <style:text-properties officeooo:rsid="00c89e8f"/>
    </style:style>
    <style:style style:name="T45" style:family="text">
      <style:text-properties officeooo:rsid="01d057b7"/>
    </style:style>
    <style:style style:name="T46" style:family="text">
      <style:text-properties officeooo:rsid="00663431"/>
    </style:style>
    <style:style style:name="T47" style:family="text">
      <style:text-properties officeooo:rsid="01e74360"/>
    </style:style>
    <style:style style:name="T48" style:family="text">
      <style:text-properties officeooo:rsid="01c76654"/>
    </style:style>
    <style:style style:name="T49" style:family="text">
      <style:text-properties officeooo:rsid="0d4d8806"/>
    </style:style>
    <style:style style:name="T50" style:family="text">
      <style:text-properties officeooo:rsid="0d4f4f81"/>
    </style:style>
    <style:style style:name="T51" style:family="text">
      <style:text-properties officeooo:rsid="0d50abad"/>
    </style:style>
    <style:style style:name="T52" style:family="text">
      <style:text-properties officeooo:rsid="0d5148cd"/>
    </style:style>
    <style:style style:name="T53" style:family="text">
      <style:text-properties officeooo:rsid="0d52cc2c"/>
    </style:style>
    <style:style style:name="T54" style:family="text">
      <style:text-properties officeooo:rsid="0d54ac77"/>
    </style:style>
    <style:style style:name="T55" style:family="text">
      <style:text-properties officeooo:rsid="0d641a8b"/>
    </style:style>
    <style:style style:name="T56" style:family="text">
      <style:text-properties officeooo:rsid="0d642d48"/>
    </style:style>
    <style:style style:name="T57" style:family="text">
      <style:text-properties officeooo:rsid="0d65bd7f"/>
    </style:style>
    <style:style style:name="T58" style:family="text">
      <style:text-properties officeooo:rsid="0d672746"/>
    </style:style>
    <style:style style:name="T59" style:family="text">
      <style:text-properties officeooo:rsid="0d69e587"/>
    </style:style>
    <style:style style:name="T60" style:family="text">
      <style:text-properties officeooo:rsid="0d729a0b"/>
    </style:style>
    <style:style style:name="T61" style:family="text">
      <style:text-properties officeooo:rsid="0d7362c4"/>
    </style:style>
    <style:style style:name="T62" style:family="text">
      <style:text-properties officeooo:rsid="0d78ce61"/>
    </style:style>
    <style:style style:name="T63" style:family="text">
      <style:text-properties officeooo:rsid="0d7b3e81"/>
    </style:style>
    <style:style style:name="T64" style:family="text">
      <style:text-properties officeooo:rsid="0d7be38b"/>
    </style:style>
    <style:style style:name="T65" style:family="text">
      <style:text-properties officeooo:rsid="0d827d58"/>
    </style:style>
    <style:style style:name="T66" style:family="text">
      <style:text-properties officeooo:rsid="0d844876"/>
    </style:style>
    <style:style style:name="T67" style:family="text">
      <style:text-properties officeooo:rsid="0d85c502"/>
    </style:style>
    <style:style style:name="T68" style:family="text">
      <style:text-properties officeooo:rsid="0d86e289"/>
    </style:style>
    <style:style style:name="T69" style:family="text">
      <style:text-properties officeooo:rsid="0d8cc553"/>
    </style:style>
    <style:style style:name="T70" style:family="text">
      <style:text-properties officeooo:rsid="0d8d8e27"/>
    </style:style>
    <style:style style:name="T71" style:family="text">
      <style:text-properties officeooo:rsid="0d90ea3f"/>
    </style:style>
    <style:style style:name="T72" style:family="text">
      <style:text-properties officeooo:rsid="0d9379a6"/>
    </style:style>
    <style:style style:name="T73" style:family="text">
      <style:text-properties officeooo:rsid="0d95252a"/>
    </style:style>
    <style:style style:name="T74" style:family="text">
      <style:text-properties officeooo:rsid="0d9611f4"/>
    </style:style>
    <style:style style:name="T75" style:family="text">
      <style:text-properties officeooo:rsid="0d973a05"/>
    </style:style>
    <style:style style:name="T76" style:family="text">
      <style:text-properties officeooo:rsid="0d99d177"/>
    </style:style>
    <style:style style:name="T77" style:family="text">
      <style:text-properties officeooo:rsid="0d9e27f6"/>
    </style:style>
    <style:style style:name="T78" style:family="text">
      <style:text-properties officeooo:rsid="0d9fae58"/>
    </style:style>
    <style:style style:name="T79" style:family="text">
      <style:text-properties officeooo:rsid="0da0ad19"/>
    </style:style>
    <style:style style:name="T80" style:family="text">
      <style:text-properties officeooo:rsid="0da33562"/>
    </style:style>
    <style:style style:name="T81" style:family="text">
      <style:text-properties officeooo:rsid="0da36adf"/>
    </style:style>
    <style:style style:name="T82" style:family="text">
      <style:text-properties officeooo:rsid="0da61f03"/>
    </style:style>
    <style:style style:name="T83" style:family="text">
      <style:text-properties officeooo:rsid="0daa17bd"/>
    </style:style>
    <style:style style:name="T84" style:family="text">
      <style:text-properties officeooo:rsid="0dad2858"/>
    </style:style>
    <style:style style:name="T85" style:family="text">
      <style:text-properties officeooo:rsid="0dbf86ec"/>
    </style:style>
    <style:style style:name="T86" style:family="text">
      <style:text-properties officeooo:rsid="0dc0acaf"/>
    </style:style>
    <style:style style:name="T87" style:family="text">
      <style:text-properties officeooo:rsid="0dc3c27a"/>
    </style:style>
    <style:style style:name="T88" style:family="text">
      <style:text-properties officeooo:rsid="0dc7c6f0"/>
    </style:style>
    <style:style style:name="T89" style:family="text">
      <style:text-properties officeooo:rsid="0dc84c4a"/>
    </style:style>
    <style:style style:name="T90" style:family="text">
      <style:text-properties officeooo:rsid="0dcba5ea"/>
    </style:style>
    <style:style style:name="T91" style:family="text">
      <style:text-properties officeooo:rsid="0dcdf67e"/>
    </style:style>
    <style:style style:name="T92" style:family="text">
      <style:text-properties officeooo:rsid="0dd0d97d"/>
    </style:style>
    <style:style style:name="T93" style:family="text">
      <style:text-properties officeooo:rsid="0dd22138"/>
    </style:style>
    <style:style style:name="T94" style:family="text">
      <style:text-properties officeooo:rsid="0dd5e16e"/>
    </style:style>
    <style:style style:name="T95" style:family="text">
      <style:text-properties officeooo:rsid="0dd77c15"/>
    </style:style>
    <style:style style:name="T96" style:family="text">
      <style:text-properties officeooo:rsid="0dd7eded"/>
    </style:style>
    <style:style style:name="T97" style:family="text">
      <style:text-properties officeooo:rsid="0dd8b721"/>
    </style:style>
    <style:style style:name="T98" style:family="text">
      <style:text-properties officeooo:rsid="0ddb5a08"/>
    </style:style>
    <style:style style:name="T99" style:family="text">
      <style:text-properties officeooo:rsid="0ddc4c09"/>
    </style:style>
    <style:style style:name="T100" style:family="text">
      <style:text-properties officeooo:rsid="0dde63eb"/>
    </style:style>
    <style:style style:name="T101" style:family="text">
      <style:text-properties officeooo:rsid="0de24bf6"/>
    </style:style>
    <style:style style:name="T102" style:family="text">
      <style:text-properties officeooo:rsid="0de38925"/>
    </style:style>
    <style:style style:name="T103" style:family="text">
      <style:text-properties officeooo:rsid="0de4fa15"/>
    </style:style>
    <style:style style:name="T104" style:family="text">
      <style:text-properties officeooo:rsid="0de6da42"/>
    </style:style>
    <style:style style:name="T105" style:family="text">
      <style:text-properties officeooo:rsid="0dec72bf"/>
    </style:style>
    <style:style style:name="T106" style:family="text">
      <style:text-properties officeooo:rsid="0def4254"/>
    </style:style>
    <style:style style:name="T107" style:family="text">
      <style:text-properties officeooo:rsid="0df111a1"/>
    </style:style>
    <style:style style:name="T108" style:family="text">
      <style:text-properties officeooo:rsid="0df31025"/>
    </style:style>
    <style:style style:name="T109" style:family="text">
      <style:text-properties officeooo:rsid="0df3a6d2"/>
    </style:style>
    <style:style style:name="T110" style:family="text">
      <style:text-properties officeooo:rsid="0df454c1"/>
    </style:style>
    <style:style style:name="T111" style:family="text">
      <style:text-properties officeooo:rsid="0dfa1c0d"/>
    </style:style>
    <style:style style:name="T112" style:family="text">
      <style:text-properties officeooo:rsid="0dfc3468"/>
    </style:style>
    <style:style style:name="T113" style:family="text">
      <style:text-properties officeooo:rsid="0dfcfaba"/>
    </style:style>
    <style:style style:name="T114" style:family="text">
      <style:text-properties officeooo:rsid="0e00cdab"/>
    </style:style>
    <style:style style:name="T115" style:family="text">
      <style:text-properties officeooo:rsid="0e01ec2b"/>
    </style:style>
    <style:style style:name="T116" style:family="text">
      <style:text-properties officeooo:rsid="0e05e1cd"/>
    </style:style>
    <style:style style:name="T117" style:family="text">
      <style:text-properties officeooo:rsid="0e0b4098"/>
    </style:style>
    <style:style style:name="T118" style:family="text">
      <style:text-properties officeooo:rsid="0e146ddc"/>
    </style:style>
    <style:style style:name="T119" style:family="text">
      <style:text-properties officeooo:rsid="0e16473a"/>
    </style:style>
    <style:style style:name="T120" style:family="text">
      <style:text-properties officeooo:rsid="0e17ed88"/>
    </style:style>
    <style:style style:name="T121" style:family="text">
      <style:text-properties officeooo:rsid="0e1d5f8d"/>
    </style:style>
    <style:style style:name="T122" style:family="text">
      <style:text-properties officeooo:rsid="0e1eab64"/>
    </style:style>
    <style:style style:name="T123" style:family="text">
      <style:text-properties officeooo:rsid="0e1f25b6"/>
    </style:style>
    <style:style style:name="T124" style:family="text">
      <style:text-properties officeooo:rsid="0e2051d1"/>
    </style:style>
    <style:style style:name="T125" style:family="text">
      <style:text-properties officeooo:rsid="0e29032d"/>
    </style:style>
    <style:style style:name="T126" style:family="text">
      <style:text-properties officeooo:rsid="0e29dabc"/>
    </style:style>
    <style:style style:name="T127" style:family="text">
      <style:text-properties officeooo:rsid="0e312f7c"/>
    </style:style>
    <style:style style:name="T128" style:family="text">
      <style:text-properties officeooo:rsid="0e3c8774"/>
    </style:style>
    <style:style style:name="T129" style:family="text">
      <style:text-properties officeooo:rsid="0e42a353"/>
    </style:style>
    <style:style style:name="T130" style:family="text">
      <style:text-properties officeooo:rsid="0e49af3e"/>
    </style:style>
    <style:style style:name="T131" style:family="text">
      <style:text-properties officeooo:rsid="0e49cded"/>
    </style:style>
    <style:style style:name="T132" style:family="text">
      <style:text-properties officeooo:rsid="0e4ab987"/>
    </style:style>
    <style:style style:name="T133" style:family="text">
      <style:text-properties officeooo:rsid="0e4b5a69"/>
    </style:style>
    <style:style style:name="T134" style:family="text">
      <style:text-properties officeooo:rsid="0e50c5a3"/>
    </style:style>
    <style:style style:name="T135" style:family="text">
      <style:text-properties officeooo:rsid="0e523a53"/>
    </style:style>
    <style:style style:name="T136" style:family="text">
      <style:text-properties officeooo:rsid="0e540740"/>
    </style:style>
    <style:style style:name="T137" style:family="text">
      <style:text-properties officeooo:rsid="0e574ae4"/>
    </style:style>
    <style:style style:name="T138" style:family="text">
      <style:text-properties officeooo:rsid="0e579110"/>
    </style:style>
    <style:style style:name="T139" style:family="text">
      <style:text-properties officeooo:rsid="0e58d1bf"/>
    </style:style>
    <style:style style:name="T140" style:family="text">
      <style:text-properties officeooo:rsid="0e5acb39"/>
    </style:style>
    <style:style style:name="T141" style:family="text">
      <style:text-properties officeooo:rsid="0d14cf2f"/>
    </style:style>
    <style:style style:name="T142" style:family="text">
      <style:text-properties officeooo:rsid="0e5efe6a"/>
    </style:style>
    <style:style style:name="T143" style:family="text">
      <style:text-properties officeooo:rsid="0e625fca"/>
    </style:style>
    <style:style style:name="T144" style:family="text">
      <style:text-properties officeooo:rsid="0e637d9e"/>
    </style:style>
    <style:style style:name="T145" style:family="text">
      <style:text-properties officeooo:rsid="0e6731f2"/>
    </style:style>
    <style:style style:name="T146" style:family="text">
      <style:text-properties officeooo:rsid="0e6a95b0"/>
    </style:style>
    <style:style style:name="T147" style:family="text">
      <style:text-properties officeooo:rsid="0e6c4625"/>
    </style:style>
    <style:style style:name="T148" style:family="text">
      <style:text-properties officeooo:rsid="0e6c5222"/>
    </style:style>
    <style:style style:name="T149" style:family="text">
      <style:text-properties officeooo:rsid="0e6d238b"/>
    </style:style>
    <style:style style:name="T150" style:family="text">
      <style:text-properties officeooo:rsid="0e6f1e23"/>
    </style:style>
    <style:style style:name="T151" style:family="text">
      <style:text-properties officeooo:rsid="0e733ef7"/>
    </style:style>
    <style:style style:name="T152" style:family="text">
      <style:text-properties officeooo:rsid="0e74f80e"/>
    </style:style>
    <style:style style:name="T153" style:family="text">
      <style:text-properties officeooo:rsid="0e769f3d"/>
    </style:style>
    <style:style style:name="T154" style:family="text">
      <style:text-properties officeooo:rsid="0e7c0784"/>
    </style:style>
    <style:style style:name="T155" style:family="text">
      <style:text-properties officeooo:rsid="0e7ce9da"/>
    </style:style>
    <style:style style:name="T156" style:family="text">
      <style:text-properties officeooo:rsid="0e7e826d"/>
    </style:style>
    <style:style style:name="T157" style:family="text">
      <style:text-properties officeooo:rsid="0e7f75d0"/>
    </style:style>
    <style:style style:name="T158" style:family="text">
      <style:text-properties officeooo:rsid="0e80b28b"/>
    </style:style>
    <style:style style:name="T159" style:family="text">
      <style:text-properties officeooo:rsid="0e81b39b"/>
    </style:style>
    <style:style style:name="T160" style:family="text">
      <style:text-properties officeooo:rsid="0e85b6c5"/>
    </style:style>
    <style:style style:name="T161" style:family="text">
      <style:text-properties officeooo:rsid="0e88757b"/>
    </style:style>
    <style:style style:name="T162" style:family="text">
      <style:text-properties officeooo:rsid="0e8baa23"/>
    </style:style>
    <style:style style:name="T163" style:family="text">
      <style:text-properties officeooo:rsid="0e8cd158"/>
    </style:style>
    <style:style style:name="T164" style:family="text">
      <style:text-properties officeooo:rsid="0e8ec8c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Text_20_body"/>
      <text:p text:style-name="Text_20_body"/>
      <text:p text:style-name="P102">Dakara</text:p>
      <text:p text:style-name="P101"/>
      <text:p text:style-name="P101"/>
      <text:p text:style-name="P104">Dobrodružství meče a magie</text:p>
      <text:p text:style-name="P103"/>
      <text:p text:style-name="P103"/>
      <text:p text:style-name="P103"/>
      <text:p text:style-name="P103"/>
      <text:p text:style-name="P103"/>
      <text:p text:style-name="P103"/>
      <text:p text:style-name="P103"/>
      <text:p text:style-name="P105">Společenská hra na prožívání příběhů</text:p>
      <text:p text:style-name="P105"/>
      <text:p text:style-name="P106"/>
      <text:p text:style-name="P3">Michal Světlý</text:p>
      <text:p text:style-name="P1"/>
      <text:p text:style-name="P11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4"><text:a xlink:type="simple" xlink:href="#__RefHeading__3677_1609543204" text:style-name="Internet_20_link" text:visited-style-name="Internet_20_link">Tvorba postavy</text:a><text:tab/>3</text:p>
          <text:p text:style-name="P114"><text:a xlink:type="simple" xlink:href="#__RefHeading__3679_1609543204" text:style-name="Internet_20_link" text:visited-style-name="Internet_20_link">Postup na vyšší úroveň</text:a><text:tab/>3</text:p>
          <text:p text:style-name="P114"><text:a xlink:type="simple" xlink:href="#__RefHeading__2533_826931603" text:style-name="Internet_20_link" text:visited-style-name="Internet_20_link">Povolání</text:a><text:tab/>4</text:p>
          <text:p text:style-name="P115"><text:a xlink:type="simple" xlink:href="#__RefHeading__3681_1609543204" text:style-name="Internet_20_link" text:visited-style-name="Internet_20_link">Válečník</text:a><text:tab/>4</text:p>
          <text:p text:style-name="P115"><text:a xlink:type="simple" xlink:href="#__RefHeading__3683_1609543204" text:style-name="Internet_20_link" text:visited-style-name="Internet_20_link">Kouzelník</text:a><text:tab/>5</text:p>
          <text:p text:style-name="P115"><text:a xlink:type="simple" xlink:href="#__RefHeading__3685_1609543204" text:style-name="Internet_20_link" text:visited-style-name="Internet_20_link">Hraničář</text:a><text:tab/>5</text:p>
          <text:p text:style-name="P115"><text:a xlink:type="simple" xlink:href="#__RefHeading__3687_1609543204" text:style-name="Internet_20_link" text:visited-style-name="Internet_20_link">Dobrodruh</text:a><text:tab/>6</text:p>
          <text:p text:style-name="P114"><text:a xlink:type="simple" xlink:href="#__RefHeading__3689_1609543204" text:style-name="Internet_20_link" text:visited-style-name="Internet_20_link">Obecné dovednosti</text:a><text:tab/>7</text:p>
        </text:index-body>
      </text:table-of-content>
      <text:p text:style-name="P107"/>
      <text:p text:style-name="P4"/>
      <text:p text:style-name="P4"/>
      <text:p text:style-name="P2">Verze 0.<text:span text:style-name="T17">0</text:span></text:p>
      <text:p text:style-name="P10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8">Velice ocením Vaše názory a komentáře. Pokud to bude alespoň trochu možné, tak u připomínek ke konkrétním pravidlům uvádějte, prosím, číslo verze a název kapitoly nebo číslo stránky. Velice mi to usnadní zapracování.<text:line-break/></text:span><text:span text:style-name="T19"><text:tab/></text:span><text:span text:style-name="T18">Připomínky pište, prosím, nejlépe do</text:span><text:span text:style-name="T20"> diskuse na </text:span><text:a xlink:type="simple" xlink:href="http://rpgforum.cz/forum/viewtopic.php?f=286&amp;t=12530">RPG fóru</text:a><text:span text:style-name="T20"> nebo </text:span><text:a xlink:type="simple" xlink:href="http://www.d20.cz/diskuze/pravidla-diskuze/51343.html">D20.cz</text:a><text:span text:style-name="T20">.</text:span></text:p>
      <text:h text:style-name="P135" text:outline-level="1">Úvod</text:h>
      <text:p text:style-name="P116"><text:span text:style-name="T36">Tato h</text:span>ra je určena pro 3-6 hráčů. Jejím cílem je společně vytvořit a prožít příběh. Dohodněte se, kdo z vás bude Vypravěč – jeho úkolem bude <text:span text:style-name="T37">hru</text:span> <text:span text:style-name="T38">připravit a následně ji</text:span> moderovat a hrát za epizodní postavy a protivníky. Ostatní ztvární hlavní postavy <text:span text:style-name="T38">vašeho</text:span> příběhu.</text:p>
      <text:p text:style-name="P6">Svět <text:span text:style-name="T39">AGTNAN</text:span> je plný magie, záhad a dobrodružství. <text:span text:style-name="T40">Trochu se podobá pozemskému středověku, kromě lidí v něm však žijí ještě elfové, trpaslíci a další fantastičtí tvorové. Magie je skutečná a není nijak vzácné potkat někoho, kdo ji umí používat.<text:line-break/><text:tab/>V temných podzemích, divokých končinách, či ruinách dávných měst čekají nedozírné poklady.</text:span></text:p>
      <text:p text:style-name="P7">Dobrodružství volá!</text:p>
      <text:h text:style-name="P132" text:outline-level="1"><text:bookmark-start text:name="__RefHeading__3259_944362495"/>Tvorba postavy<text:bookmark-end text:name="__RefHeading__3259_944362495"/></text:h>
      <text:p text:style-name="P117">Před začátkem hry si každý hráč kromě Vypravěče vytvoří svou postavu. Než se <text:span text:style-name="T50">ale</text:span> do toho pustíte, domluvte se, o čem vaše hra bude. Pokud se <text:span text:style-name="T50">například</text:span> rozhodnete hrát družinu místního knížete, postavy by pochopitelně měly být členy této družiny.<text:line-break/><text:tab/>Je také možné začít bez domluvy tak, že se dáte dohromady přijetím prvního společného úkolu.</text:p>
      <text:p text:style-name="P8">Poznámka: Tato pravidla nahrazují tvorbu postavy ze Základních pravidel.</text:p>
      <text:h text:style-name="P129" text:outline-level="2"><text:bookmark-start text:name="__RefHeading__3261_944362495"/><text:soft-page-break/>Výběr rasy<text:bookmark-end text:name="__RefHeading__3261_944362495"/></text:h>
      <text:p text:style-name="P95">Vyber si, zda chceš být <text:span text:style-name="T32">člověk</text:span>, <text:span text:style-name="T32">elf</text:span> nebo <text:span text:style-name="T32">trpaslík</text:span>. Trpaslíci jsou menší než lidé, <text:span text:style-name="T41">ale</text:span> podsadití a houževna<text:span text:style-name="T42">t</text:span>í. Elfové jsou o něco štíhlejší, silou <text:span text:style-name="T43">se však lidem</text:span> <text:span text:style-name="T44">vyrovnají</text:span>.<text:line-break/><text:tab/><text:span text:style-name="T45">Výběr rasy tě nijak neomezuje: je možné narazit na vážného trpaslíka stejně jako na veselého elfa a můžeš být stejně tak člověkem z podzemního města jako trpaslíkem z hlubokých lesů. <text:tab/>Pro všechny rasy platí stejná pravidla, žádná nemá herní výhodu ani nevýhodu.</text:span></text:p>
      <text:h text:style-name="P129" text:outline-level="2"><text:bookmark-start text:name="__RefHeading__3263_944362495"/>Výběr povolání<text:bookmark-end text:name="__RefHeading__3263_944362495"/></text:h>
      <text:p text:style-name="P5"><text:span text:style-name="T46">Vyber si, zda chceš být </text:span><text:span text:style-name="T34">válečník</text:span><text:span text:style-name="T46">, </text:span><text:span text:style-name="T34">dobrodruh</text:span><text:span text:style-name="T46">, </text:span><text:span text:style-name="T34">kouzelník</text:span><text:span text:style-name="T46"> či </text:span><text:span text:style-name="T34">kněz</text:span><text:span text:style-name="T46">.</text:span></text:p>
      <text:list xml:id="list1862904173820893164" text:style-name="L1">
        <text:list-item>
          <text:p text:style-name="P139"><text:span text:style-name="T34">Válečník</text:span><text:span text:style-name="T46"> je doma v bitevní vřavě. Obvykle nosí těžkou zbroj a ohání se pádnou zbraní.</text:span></text:p>
        </text:list-item>
        <text:list-item>
          <text:p text:style-name="P140"><text:span text:style-name="T32">Hraničář</text:span> je doma v divočině. <text:span text:style-name="T49">TODO</text:span></text:p>
        </text:list-item>
        <text:list-item>
          <text:p text:style-name="P139"><text:span text:style-name="T33">Dobrodruh</text:span><text:span text:style-name="T35"> umí překonávat pasti a jiné překážky, na které nezřídka na svých výpravách narazíte. Nosí většinou lehčí zbroj a bojuje lehkými či střelnými zbraněmi.</text:span></text:p>
        </text:list-item>
        <text:list-item>
          <text:p text:style-name="P139"><text:span text:style-name="T33">Kouzelník</text:span><text:span text:style-name="T35"> používá magická zaklínadla. S jejich pomocí dokáže například vyvolat blesky či plameny, nahlížet na vzdálená místa, levitovat těžké předměty, nebo se teleportovat. Zná také staré texty a jazyky, což se může při výpravách na zapomenutá místa hodit.</text:span></text:p>
        </text:list-item>
        <text:list-item>
          <text:p text:style-name="P139"><text:span text:style-name="T33">Kněz</text:span><text:span text:style-name="T35"> umí léčit, dobře jednat s lidmi a dokáže přivolat boží pomoc. Ani v boji není zcela bezmocný, neboť víru je občas třeba bránit se zbraní v ruce.</text:span></text:p>
        </text:list-item>
      </text:list>
      <text:h text:style-name="Heading_20_3" text:outline-level="3"><text:soft-page-break/>Vlastní název povolání</text:h>
      <text:p text:style-name="P94">Základní povolání jsou velmi obecná. Válečník je prostě někdo, pro koho se boj <text:span text:style-name="T125">stal</text:span> řemeslem. <text:span text:style-name="T153">Pokud chceš, můžeš své povolání nazvat konkrétněji například </text:span><text:s/>gladiátor, žoldnéř, voják nebo gardista. <text:span text:style-name="T153">Budou pro tebe platit stejná pravidla jako pro ostatní válečníky, ale bude to lépe vystihovat, kým jsi.</text:span><text:line-break/><text:tab/><text:span text:style-name="T126">Můžeš také použít nějaký titul nebo hodnost, měl by ale odpovídat tvé úrovni. Těžko můžeš být například kapitán městské gardy, když jsi na první úrovni, ale určitě můžeš být například Vojín královské armády.</text:span></text:p>
      <text:p text:style-name="P94">TODO: Příklady „podprofesí“ pro každé povolání.</text:p>
      <text:h text:style-name="Heading_20_2" text:outline-level="2">Úroveň</text:h>
      <text:p text:style-name="P96"><text:span text:style-name="T128">Tvoje ú</text:span>roveň říká, jak <text:span text:style-name="T146">dobrý</text:span> jsi ve své<text:span text:style-name="T146">m</text:span> <text:span text:style-name="T146">povolání</text:span>. Na první úrovni jsi začátečník, na desáté <text:span text:style-name="T127">budeš nejlepší z nejlepších</text:span>.</text:p>
      <text:list xml:id="list2356526678364937438" text:style-name="L2">
        <text:list-item>
          <text:p text:style-name="P141">Všechny dovednosti tvého povolání (najdeš je v kapitole <text:span text:style-name="T1">Schopnosti podle povolání</text:span><text:span text:style-name="T15">) umíš na stupni rovném tvé úrovni.</text:span></text:p>
        </text:list-item>
        <text:list-item>
          <text:p text:style-name="P142">Všechny příbuzné dovednosti (uvedené tamtéž) umíš na stupni o dva nižším (nebo na nule, pokud jsi na první nebo druhé úrovni).</text:p>
        </text:list-item>
      </text:list>
      <text:p text:style-name="P146">Pokud se nedomluvíte jinak, všechny postavy začínají na první úrovni.</text:p>
      <text:h text:style-name="Heading_20_4" text:outline-level="4">Co jsou příbuzné dovednosti?</text:h>
      <text:p text:style-name="P100">Dobrodruh trénuje boj s krátkými a šermířskými zbraněmi. Jsou to tedy dovednosti jeho povolání a když bude bojovat například s dýkou nebo rapírem, bude si k hodu <text:span text:style-name="T148">kostkou</text:span> přičítat svou úroveň (<text:span text:style-name="T149">kdy</text:span> se hází a co to znamená podrobně <text:span text:style-name="T147">probereme</text:span> v kapitole TODO).<text:line-break/><text:soft-page-break/><text:tab/><text:span text:style-name="T150">S jinými zbraněmi aktivně netrénuje, protože se, na rozdíl od válečníka, věnuje ještě spoustě dalších věcí. To ale ještě neznamená, že když není zbytí a musí vzít do ruky třeba sekeru nebo jinou zbraň, která nespadá pod dovednosti jeho povolání, tak s ní bude zcela bezradný. Díky tréninku šermu se totiž umí v boji pohybovat, má přehled o situaci, dokáže odhadnout protivníkovy záměry, a podobně. Skutečnost, že dobrodruh boj se sekerou sice aktivně netrénuje, ale i přes to jej zvládá docela dobře díky tomu, že umí něco spřízněného, vyjadřujeme ve hře právě tím, že těžké zbraně (a vůbec všechny zbraně pro boj zblízka mimo krátkých a šermířských) jsou pro něj příbuzná dovednost.</text:span></text:p>
      <text:h text:style-name="P125" text:outline-level="3">Co úroveň představuje?</text:h>
      <text:p text:style-name="P93">Obyvatelé vašeho herního světa samozřejmě neříkají nic jako „Jsem válečník na druhé úrovni“, úroveň je čistě herní pojem.<text:line-break/><text:tab/><text:span text:style-name="T129">Tvoje úroveň ovšem může souviset s tvou hodností, titulem nebo kariérním stupněm. Jak se budeš postupně zlepšovat, a tedy zvyšovat úroveň ve svém povolání, můžeš se například stát z vojína seržantem, potom kapitánem, plukovníkem, a tak dále. Není to ale pravidlem, můžeš klidně mít nízkou hodnost a být prostě jen velmi dobrý v tom, co děláš. Stejně tak můžeš určitě narazit na generála, který je válečník na první úrovni, protože byl do funkce jmenován na základě svého urozeného původu, případně je sice schopný velitel, ale sám bojovat neumí.</text:span></text:p>
      <text:h text:style-name="Heading_20_2" text:outline-level="2">Jméno a původ</text:h>
      <text:p text:style-name="P97">Tvoje jméno o tobě hodně říká, stojí <text:span text:style-name="T131">tedy</text:span> za to, se nad ním trochu zamyslet. Určitě si také promluv s Vypravěčem, jaká jména se ve vašem světě používají, <text:span text:style-name="T132">abys nezněl jako hrdina z jiné knihy</text:span>. Můžeš také používat přezdívku či falešné jméno a to <text:span text:style-name="T133">pravé</text:span> tajit – v tom případě bys měl vymyslet, proč to tak je.<text:line-break/><text:tab/><text:span text:style-name="T130">Podobně důležité je, odkud jsi a v jakém prostředí jsi vyrůstal a </text:span><text:soft-page-break/><text:span text:style-name="T130">žil. Válečník, který je synem vojenského důstojníka a od malička cestoval s armádou, bude někdo úplně jiný, než sirotek, který prožil dětství na ulici a když byl na to konečně dost starý, tak se nechal naverbovat k městské gardě.<text:line-break/><text:tab/>Pokud zatím neznáš svět, ve kterém budete hrát, můžeš svůj původ popsat obecně, například: „Vyrůstal jsem na ulicích velkého města“, nebo „mládí jsem prožil v hlubokých lesích“. O jaké město nebo lesy se jedná, můžete určit až v průběhu hry.</text:span></text:p>
      <text:h text:style-name="P130" text:outline-level="2">Osobnost</text:h>
      <text:p text:style-name="P9"><text:span text:style-name="T47">Jaká tvá postava bude,</text:span> je zcela ve tvé režii. Ty rozhoduješ, zda bude čestná a poctivá, zda bude ráda zabíjet nebo si života vážit a co ráda jí a pije.<text:line-break/><text:tab/><text:span text:style-name="T48">Mysli při tom ale na to, že budete spolupracovat. Vytvořit postavu, která zásadně pracuje sama, nebo ji ostatní nebudou moci vystát, tedy není dobrý nápad.<text:line-break/><text:tab/>Měj také na paměti, že hraješ hrdinu – ne nutně ve smyslu, že bez okolků obětuje svůj život, ale rozhodně takového, který nebude jen tak sedět doma a čekat, až se všechno zlé přežene. Jaký má důvod vydat se prozkoumávat nebezpečná místa, je na tobě. Může jej k tomu vést dávné proroctví, rodová čest, touha po bohatství, nebo třeba může mít dobrodružnou povahu.<text:line-break/><text:tab/>O své postavě nemusíš nutně všechno vědět hned. Její tvorba se začátkem hry rozhodně nekončí, ba právě naopak: to je teprve začátek a jaká skutečně bude se ukáže až časem na základě prožitých útrap a dobrodružství.</text:span></text:p>
      <text:h text:style-name="Heading_20_2" text:outline-level="2"><text:bookmark-start text:name="__RefHeading__3677_1609543204"/>Výběr schopností a kouzel<text:bookmark-end text:name="__RefHeading__3677_1609543204"/></text:h>
      <text:list xml:id="list5554165530612007283" text:style-name="L3">
        <text:list-item>
          <text:p text:style-name="P147"><text:span text:style-name="T141">Vyber si dvě zvláštní schopnosti nebo kouzla ze seznamu u svého povolání (kapitola </text:span><text:span text:style-name="T13">Schopnosti podle povolání</text:span><text:span text:style-name="T141">).</text:span></text:p>
        </text:list-item>
      </text:list>
      <text:h text:style-name="Heading_20_2" text:outline-level="2"><text:soft-page-break/>Pořízení výzbroje a výbavy</text:h>
      <text:list xml:id="list5750224076065882581" text:style-name="L4">
        <text:list-item>
          <text:p text:style-name="P148">Vyber si jeden z balíků <text:span text:style-name="T142">výzbroje a</text:span> výbavy <text:span text:style-name="T141">(kapitola </text:span><text:span text:style-name="T13">Výbava podle povolání</text:span><text:span text:style-name="T141">)</text:span> pro tvoje povolání, nebo si napiš vlastní v podobném rozsahu.</text:p>
        </text:list-item>
      </text:list>
      <text:h text:style-name="Heading_20_1" text:outline-level="1"><text:bookmark-start text:name="__RefHeading__3679_1609543204"/>Postup na vyšší úroveň<text:bookmark-end text:name="__RefHeading__3679_1609543204"/></text:h>
      <text:list xml:id="list2217368482328609209" text:style-name="L5">
        <text:list-item>
          <text:p text:style-name="P149">Všechny hlavní dovednosti <text:span text:style-name="T23">se ti automaticky zvýší o 1.</text:span></text:p>
          <text:list>
            <text:list-item>
              <text:p text:style-name="P150">To znamená, že na použití hlavních dovedností tvého povolání si vždycky házíš svou úrovní.</text:p>
            </text:list-item>
          </text:list>
        </text:list-item>
        <text:list-item>
          <text:p text:style-name="P150"><text:span text:style-name="T26">Přiber si</text:span> jednu <text:span text:style-name="T24">zvláštní</text:span> schopnost <text:span text:style-name="T29">nebo kouzlo (ze seznamu u svého povolání)</text:span>.</text:p>
        </text:list-item>
        <text:list-item>
          <text:p text:style-name="P151">Další tři body můžeš rozdělit:</text:p>
          <text:list>
            <text:list-item>
              <text:p text:style-name="P151"><text:span text:style-name="T25">M</text:span>ezi obecné dovednosti <text:span text:style-name="T25">nebo vedlejší dovednosti svého povolání.</text:span></text:p>
              <text:list>
                <text:list-item>
                  <text:p text:style-name="P152">Obecné dovednosti a vedlejší dovednosti svého povolání <text:span text:style-name="T27">můžeš umět nejvýše na stupni (tvoje úroveň – 1).</text:span></text:p>
                </text:list-item>
              </text:list>
            </text:list-item>
            <text:list-item>
              <text:p text:style-name="P151"><text:span text:style-name="T27">P</text:span>očínaje třetí úrovní <text:span text:style-name="T27">se můžeš učit i dovednosti jiných povolání, s výjimkou vyhrazených dovedností.</text:span></text:p>
              <text:list>
                <text:list-item>
                  <text:p text:style-name="P153">Dovednosti jiných povolání můžeš umět nejvýše na stupni (tvoje úroveň – 2).</text:p>
                </text:list-item>
              </text:list>
            </text:list-item>
          </text:list>
        </text:list-item>
      </text:list>
      <text:p text:style-name="P113">IDEA (asi zatím nechat být):</text:p>
      <text:p text:style-name="P113">Specializace v rámci povolání:</text:p>
      <text:list xml:id="list2858329816575130361" text:style-name="L6">
        <text:list-item>
          <text:p text:style-name="P136">Na první úrovni můžeš mít jednu specializaci, na třetí dvě <text:span text:style-name="T21">(musí být různé)</text:span>, na páté tři <text:span text:style-name="T21">(opět musí být různé)</text:span>.</text:p>
        </text:list-item>
        <text:list-item>
          <text:p text:style-name="P136"><text:soft-page-break/>Pořízení každé specializace <text:span text:style-name="T28">nic nestojí, specializaci si prostě volíš na příslušné úrovni (první, třetí a páté).</text:span></text:p>
        </text:list-item>
        <text:list-item>
          <text:p text:style-name="P136">Při přestupu na vyšší úroveň si můžeš vyměnit stávající specializaci za jinou.</text:p>
        </text:list-item>
        <text:list-item>
          <text:p text:style-name="P136">Specializace dává bonus +1 při použití.</text:p>
        </text:list-item>
      </text:list>
      <text:p text:style-name="P143">IDEA (nová):</text:p>
      <text:p text:style-name="P239"><text:span text:style-name="T16">Za dovednostní body lze:</text:span></text:p>
      <text:list xml:id="list4725763005313550128" text:style-name="L37">
        <text:list-item>
          <text:p text:style-name="P144"><text:span text:style-name="T162">P</text:span>ořizovat a zlepšovat obecné dovednosti a jazyky. <text:span text:style-name="T163">Každý bod hodnocení stojí 1 dovednostní bod a při každém přestupu na vyšší úroveň dovednost (nebo jazyk) zvýšit nejvýše o 2 stupně a hodnocení žádné dovednosti ani jazyka nemůže překročit tvou úroveň.</text:span></text:p>
        </text:list-item>
        <text:list-item>
          <text:p text:style-name="P144"><text:span text:style-name="T162">O</text:span>d druhé úrovně můžeš zlepšovat příbuzné dovednosti svého povolání. Zlepšení každé z nich stojí 1 dovednostní bod <text:span text:style-name="T162">a zvyšuje hodnocení o 1</text:span>.</text:p>
          <text:list>
            <text:list-item>
              <text:p text:style-name="P144"><text:span text:style-name="T162">Hodnocení dovedností příbuzných tvému povolání se automaticky zvyšuje o 1 při postupu na novou úroveň. Platí to i pro ty zlepšené – pokud jsi tedy nějakou příbuznou dovednost zlepšil za 1 dovednostní bod, její stupeň bude vždy o 1 nižší než tvoje úroveň.</text:span></text:p>
            </text:list-item>
          </text:list>
        </text:list-item>
        <text:list-item>
          <text:p text:style-name="P145">Od třetí úrovně se můžeš začít učit dovednosti jiných povolání (kromě vyhrazených dovedností). Platí pro to stejná pravidla jako pro pořizování a vylepšování <text:span text:style-name="T164">obecných dovedností, nejvyšší možné hodnocení dovedností cizího povolání je ale dva body pod tvou úrovní.</text:span></text:p>
        </text:list-item>
      </text:list>
      <text:h text:style-name="P133" text:outline-level="1">Výzbroj a výbava podle povolání</text:h>
      <text:p text:style-name="P98"/>
      <text:h text:style-name="P134" text:outline-level="1"><text:bookmark-start text:name="__RefHeading__2533_826931603"/><text:soft-page-break/>Schopnosti podle povolání<text:bookmark-end text:name="__RefHeading__2533_826931603"/></text:h>
      <text:p text:style-name="P99">TODO: Jazyky</text:p>
      <text:p text:style-name="P99">(asi výběr X podle povolání?)</text:p>
      <text:h text:style-name="Heading_20_2" text:outline-level="2"><text:bookmark-start text:name="__RefHeading__3681_1609543204"/>Válečník<text:bookmark-end text:name="__RefHeading__3681_1609543204"/></text:h>
      <text:p text:style-name="Text_20_body">TODO: <text:span text:style-name="T51">Udělat z toho prostě dovednosti/příbuzné dovednosti</text:span></text:p>
      <text:p text:style-name="Example_20_Header"><text:span text:style-name="T134">Dovednosti</text:span>:</text:p>
      <text:list xml:id="list5429495664387428493" text:style-name="L7">
        <text:list-item>
          <text:p text:style-name="P154"><text:span text:style-name="T143">Všechny zbraně</text:span> pro boj zblízka, <text:span text:style-name="T144">včetně kombinací zbraní a boje se štítem</text:span></text:p>
        </text:list-item>
        <text:list-item>
          <text:p text:style-name="P159">Lehké a těžké střelné zbraně</text:p>
        </text:list-item>
        <text:list-item>
          <text:p text:style-name="P160">Těžké vrhací zbraně</text:p>
        </text:list-item>
      </text:list>
      <text:p text:style-name="P110"><text:span text:style-name="T134">Príbuzné</text:span> <text:span text:style-name="T22">dovednosti</text:span>:</text:p>
      <text:list xml:id="list4182475359007904087" text:style-name="L8">
        <text:list-item>
          <text:p text:style-name="P161">Lehké vrhací zbraně</text:p>
        </text:list-item>
        <text:list-item>
          <text:p text:style-name="P164">Jednoruční střelné zbraně (prak, minikuše)</text:p>
        </text:list-item>
      </text:list>
      <text:p text:style-name="P80">/*</text:p>
      <text:list xml:id="list151858144176537" text:continue-numbering="true" text:style-name="L8">
        <text:list-item>
          <text:p text:style-name="P165">Stopování</text:p>
        </text:list-item>
        <text:list-item>
          <text:p text:style-name="P165">Přežití v divočině</text:p>
        </text:list-item>
      </text:list>
      <text:p text:style-name="P167">*/</text:p>
      <text:h text:style-name="Heading_20_3" text:outline-level="3">Schopnosti</text:h>
      <text:p text:style-name="P237"><text:span text:style-name="T159">Schopnosti „</text:span>Odolnost proti...“ <text:span text:style-name="T159">ti umožňují hodit si tvou úrovní navíc k obvyklé obraně, případě se tak bránit, i když jde o útok, před kterým není možné uhýbat:</text:span></text:p>
      <text:p text:style-name="Example_20_Header"><text:soft-page-break/>Příklad:</text:p>
      <text:p text:style-name="P137"><text:span text:style-name="T159">Pokud máš </text:span><text:span text:style-name="T14">Odolnost proti ohni</text:span><text:span text:style-name="T159">, tak se před </text:span><text:span text:style-name="T14">Ohnivou střelou</text:span><text:span text:style-name="T159"> bráníš nejdřív normálně Uhýbáním. Když tě střela zasáhne, tak si můžeš navíc hodit (tvoje úroveň) + k6 a použít tento výsledek, pokud vyšel lépe.</text:span></text:p>
      <text:p text:style-name="P137"><text:span text:style-name="T159">Když by na tebe někdo seslal kouzlo </text:span><text:span text:style-name="T14">Vzplanutí</text:span><text:span text:style-name="T159">, tak si na Uhýbání neházíš (protože kouzlu </text:span><text:span text:style-name="T14">Vzplanutí</text:span><text:span text:style-name="T159"> není možné uhnout), ale místo 0 + k6 si na obranu házíš (tvoje úroveň) + k6.</text:span></text:p>
      <text:p text:style-name="P238">K hodům na odolnost proti určitému druhu útoku se nepřičítají žádné bonusy ani postihy, ani se na ně nevztahují výhody a nevýhody.</text:p>
      <text:h text:style-name="Heading_20_4" text:outline-level="4">Odolnost proti ohni</text:h>
      <text:p text:style-name="P230">Požadavky: <text:span text:style-name="T158">2</text:span>. úroveň</text:p>
      <text:h text:style-name="Heading_20_4" text:outline-level="4">Odolnost proti mrazu</text:h>
      <text:p text:style-name="P230">Požadavky: <text:span text:style-name="T158">2</text:span>. úroveň</text:p>
      <text:h text:style-name="Heading_20_4" text:outline-level="4">Odolnost proti jedům</text:h>
      <text:p text:style-name="P230">Požadavky: <text:span text:style-name="T158">4</text:span>. úroveň</text:p>
      <text:h text:style-name="Heading_20_4" text:outline-level="4">Odolnost proti <text:span text:style-name="T160">žíravinám</text:span></text:h>
      <text:p text:style-name="P230">Požadavky: <text:span text:style-name="T158">4</text:span>. úroveň</text:p>
      <text:h text:style-name="P131" text:outline-level="2"><text:bookmark-start text:name="__RefHeading__3683_1609543204"/>Kouzelník<text:bookmark-end text:name="__RefHeading__3683_1609543204"/></text:h>
      <text:p text:style-name="P108"><text:span text:style-name="T145">Dovednosti</text:span>:</text:p>
      <text:list xml:id="list2910352364366618294" text:style-name="L9">
        <text:list-item>
          <text:p text:style-name="P155">Sesílání kouzel</text:p>
        </text:list-item>
        <text:list-item>
          <text:p text:style-name="P168">Učenost</text:p>
        </text:list-item>
      </text:list>
      <text:h text:style-name="Heading_20_3" text:outline-level="3"><text:soft-page-break/>Schopnosti</text:h>
      <text:h text:style-name="Heading_20_4" text:outline-level="4">Naslouchání kouzlům</text:h>
      <text:p text:style-name="P229">Požadavky: <text:span text:style-name="T154">1</text:span>. úroveň<text:line-break/><text:span text:style-name="T62">Trvání: udržování</text:span></text:p>
      <text:p text:style-name="P229">/* <text:span text:style-name="T155">Možná by to mělo být kouzlo?</text:span> */</text:p>
      <text:p text:style-name="P233"><text:span text:style-name="T1">Naslouchání kouzlům</text:span> není automatické, musíš <text:span text:style-name="T156">jej v jednom kole aktivovat a dále pak (za jeden mag) udržovat.</text:span></text:p>
      <text:list xml:id="list8885878806483346923" text:style-name="L36">
        <text:list-item>
          <text:p text:style-name="P234">Po dobu udržování „slyšíš“ všechna kouzla, která někdo seslal v dosahu tvého působení, nebo která působí na cíle v dosahu tvého působení.</text:p>
          <text:list>
            <text:list-item>
              <text:p text:style-name="P235">Dokážeš zhruba určit směr a vzdálenost (asi jako kdyby to byl skutečný zvuk, který ovšem nijak neovlivňují fyzické překážky).</text:p>
            </text:list-item>
            <text:list-item>
              <text:p text:style-name="P236">Poznáš kouzla, která sám umíš seslat. U ostatních kouzel poznáš jen pod jakou školu patří (časoprostor, živly, atp.).</text:p>
            </text:list-item>
          </text:list>
        </text:list-item>
        <text:list-item>
          <text:p text:style-name="P234">Na zvýšení dosahu <text:span text:style-name="T157">naslouchání</text:span> můžeš použít magenergii, stejně jako když posiluješ kouzlo.</text:p>
        </text:list-item>
      </text:list>
      <text:h text:style-name="Heading_20_4" text:outline-level="4">Meditace</text:h>
      <text:p text:style-name="P43">/*</text:p>
      <text:p text:style-name="P87">TODO: říkat tomu natvrdo magenergie</text:p>
      <text:p text:style-name="P43">*/</text:p>
      <text:p text:style-name="P43">Meditace je krátké duševní cvičení. <text:span text:style-name="T107">Trvá stejně dlouho jako krátký odpočinek</text:span>.</text:p>
      <text:list xml:id="list8220174790718895046" text:style-name="L10">
        <text:list-item>
          <text:p text:style-name="P171"><text:soft-page-break/>Doplní <text:span text:style-name="T106">tvou</text:span> <text:span text:style-name="T105">magenergii</text:span> na maximum.</text:p>
        </text:list-item>
        <text:list-item>
          <text:p text:style-name="P173">Dokud udržuješ nějaká kouzla, nemůžeš meditovat.</text:p>
        </text:list-item>
        <text:list-item>
          <text:p text:style-name="P171">Počítá se zároveň jako krátký odpočinek, takže současně doplní i Výdrž.</text:p>
        </text:list-item>
      </text:list>
      <text:p text:style-name="P43">V průběhu meditace <text:span text:style-name="T59">musíš být v klidu a</text:span> mít zavřené oči. <text:span text:style-name="T59">Meditovat je možné i ve stoje, ale ne za chůze.</text:span></text:p>
      <text:list xml:id="list8173294620036474290" text:style-name="L11">
        <text:list-item>
          <text:p text:style-name="P172">Počítáš si velkou nevýhodu na testy vnímání.</text:p>
        </text:list-item>
      </text:list>
      <text:h text:style-name="P126" text:outline-level="3">Kouzla</text:h>
      <text:list xml:id="list321014755874076136" text:style-name="L12">
        <text:list-item>
          <text:p text:style-name="P174">proti zbroji: +0</text:p>
        </text:list-item>
        <text:list-item>
          <text:p text:style-name="P174">obchází zbroj <text:span text:style-name="T117">+1</text:span></text:p>
        </text:list-item>
      </text:list>
      <text:p text:style-name="P90"/>
      <text:list xml:id="list151858158187306" text:continue-numbering="true" text:style-name="L12">
        <text:list-item>
          <text:p text:style-name="P176">proti dovednosti: plný přesah</text:p>
        </text:list-item>
        <text:list-item>
          <text:p text:style-name="P176">proti nulové obraně: přesah / 2</text:p>
          <text:list>
            <text:list-item>
              <text:p text:style-name="P177">od 2. úrovně</text:p>
            </text:list-item>
          </text:list>
        </text:list-item>
        <text:list-item>
          <text:p text:style-name="P178">udržované proti nulové obraně: přesah / 3</text:p>
          <text:list>
            <text:list-item>
              <text:p text:style-name="P179">od 3. úrovně</text:p>
            </text:list-item>
          </text:list>
        </text:list-item>
      </text:list>
      <text:p text:style-name="P90"/>
      <text:list xml:id="list5832091502412697318" text:style-name="L13">
        <text:list-item>
          <text:p text:style-name="P175">single target: +2</text:p>
          <text:list>
            <text:list-item>
              <text:p text:style-name="P180">na 1. úrovni pouze z existujícího živlu</text:p>
            </text:list-item>
            <text:list-item>
              <text:p text:style-name="P180">od 2. úrovni se stvořením živlu</text:p>
            </text:list-item>
          </text:list>
        </text:list-item>
        <text:list-item>
          <text:p text:style-name="P175">chain nebo limited aoe (fireball): <text:span text:style-name="T117">+1</text:span></text:p>
          <text:list>
            <text:list-item>
              <text:p text:style-name="P181"><text:soft-page-break/>limited aoe od 3. úrovně</text:p>
            </text:list-item>
            <text:list-item>
              <text:p text:style-name="P182"><text:span text:style-name="T119">chain </text:span>od <text:span text:style-name="T119">4</text:span>. úrovně</text:p>
            </text:list-item>
          </text:list>
        </text:list-item>
        <text:list-item>
          <text:p text:style-name="P175">full aoe: <text:span text:style-name="T117">+0</text:span></text:p>
          <text:list>
            <text:list-item>
              <text:p text:style-name="P182">od 5. úrovně</text:p>
            </text:list-item>
          </text:list>
        </text:list-item>
      </text:list>
      <text:h text:style-name="P118" text:outline-level="4"><text:span text:style-name="T161">Moc</text:span> nad ohněm</text:h>
      <text:p text:style-name="P61">Požadavky: <text:span text:style-name="T118">1</text:span>. úroveň<text:line-break/><text:span text:style-name="T122">Rozsah: 1 cíl</text:span><text:line-break/><text:span text:style-name="T76">Zranění: Přesah + 3</text:span><text:line-break/><text:span text:style-name="T52">Obrana: Uhýbání, od zranění se odečítá zbroj</text:span></text:p>
      <text:p text:style-name="P81">Tímto kouzlem můžeš měnit tvar, barvu a teplotu existujících plamenů. Teplotu dokážeš snížit tak, že dotek plamenů není nebezpečný a zvýšit až na ekvivalent kovářské výhně. Můžeš také plameny zcela uhasit.</text:p>
      <text:list xml:id="list495772145737225298" text:style-name="L14">
        <text:list-item>
          <text:p text:style-name="P183"><text:span text:style-name="T123">Dokážeš</text:span> také plameny tvarovat do formy zášlehu, který <text:span text:style-name="T111">zraní</text:span> jeden cíl <text:span text:style-name="T124">vzdálený nejvýše (síla kouzla) metrů od zdroje plamenů</text:span>.</text:p>
          <text:list>
            <text:list-item>
              <text:p text:style-name="P184">Je na to potřeba oheň v rozsahu alespoň jedné hořící pochodně.</text:p>
            </text:list-item>
            <text:list-item>
              <text:p text:style-name="P184">Jeden zdroj ohně můžeš použít i opakovaně.</text:p>
            </text:list-item>
            <text:list-item>
              <text:p text:style-name="P184">Jde o útok kouzlem s bonusem +2 ke zranění. Cíl může uhýbat a od případného zranění si odečte zbroj.</text:p>
            </text:list-item>
          </text:list>
        </text:list-item>
      </text:list>
      <text:h text:style-name="P119" text:outline-level="4"><text:soft-page-break/>Ohnivá střela</text:h>
      <text:p text:style-name="P61">Požadavky: <text:span text:style-name="T108">2</text:span>. úroveň<text:line-break/><text:span text:style-name="T122">Rozsah: 1 cíl</text:span><text:line-break/><text:span text:style-name="T76">Zranění: Přesah +3</text:span><text:line-break/><text:span text:style-name="T52">Obrana: Uhýbání, od zranění se odečítá zbroj</text:span></text:p>
      <text:p text:style-name="P89">Ve vzduchu se objeví <text:span text:style-name="T121">malá plamenná střela</text:span> a velkou rychlostí vyletí k <text:span text:style-name="T109">vybranému</text:span> cíli. <text:span text:style-name="T11">Ohniv</text:span><text:span text:style-name="T12">á</text:span><text:span text:style-name="T11"> střela</text:span><text:span text:style-name="T121"> zapálí pouze velmi dobře hořlavý materiál, například suchý papír.</text:span></text:p>
      <text:h text:style-name="P120" text:outline-level="4">Vzplanutí</text:h>
      <text:p text:style-name="P60">Požadavky: <text:span text:style-name="T118">3</text:span>. úroveň<text:line-break/><text:span text:style-name="T122">Rozsah: 1 cíl</text:span><text:line-break/><text:span text:style-name="T62">Trvání: udržování</text:span><text:line-break/><text:span text:style-name="T66">Zranění každé kolo udržování: (1 za každé 3 body Přesahu) + 1<text:line-break/>Obrana: 0 + k6, od zranění se odečítá zbroj</text:span></text:p>
      <text:p text:style-name="P92">Tímto kouzlem můžeš na dálku zapálit libovolný hořlavý materiál, včetně čerstvého listí nebo mokrého dřeva.</text:p>
      <text:p text:style-name="P111">Seslání Vzplanutí na živého tvora:</text:p>
      <text:list xml:id="list3240416347524688296" text:style-name="L15">
        <text:list-item>
          <text:p text:style-name="P185"><text:span text:style-name="T10">Vzplanutí</text:span><text:span text:style-name="T113"> se sesílá přímo na cíl, není tedy před ním možné uhýbat (cíl si na obranu hází 0 + k6)</text:span></text:p>
        </text:list-item>
        <text:list-item>
          <text:p text:style-name="P185"><text:span text:style-name="T115">Na zranění se hází k</text:span>aždé kolo po dobu udržování kouzla (<text:span text:style-name="T114">magenergie</text:span> použitá při seslání zvyšuje sílu kouzla, bonus se tedy projeví každé kolo působení).</text:p>
        </text:list-item>
      </text:list>
      <text:h text:style-name="P127" text:outline-level="3"><text:soft-page-break/>Lomený plamen</text:h>
      <text:p text:style-name="P64">Požadavky: <text:span text:style-name="T110">4</text:span>. úroveň<text:line-break/><text:span text:style-name="T122">Rozsah: (síla kouzla) cílů</text:span><text:line-break/><text:span text:style-name="T66">Zranění: +2 na 1. cíl, +2 na 2. cíl, +0 na třetí</text:span><text:line-break/><text:span text:style-name="T52">Obrana: Uhýbání, od zranění se odečítá zbroj</text:span></text:p>
      <text:p text:style-name="P14">Vyvoláš proud plamenů, který zasáhne až (síla kouzla) cílů.</text:p>
      <text:h text:style-name="P118" text:outline-level="4">Ohnivý déšť</text:h>
      <text:p text:style-name="P62">Požadavky: <text:span text:style-name="T65">6</text:span>. úroveň<text:line-break/><text:span text:style-name="T122">Rozsah: všechno v dosahu (kromě toho, co z působení vyloučíš)<text:line-break/>Zranění: Přesah + 1</text:span><text:line-break/><text:span text:style-name="T52">Obrana: Uhýbání, od zranění se odečítá zbroj</text:span></text:p>
      <text:p text:style-name="P91">Tímto kouzlem stvoříš ohnivý déšť, který dopadne vše, co určíš, kdekoliv v celém dosahu tvého působení. <text:span text:style-name="T3">Ohnivý déšť</text:span><text:span text:style-name="T67"> zapaluje hořlavý materiál stejně jako kouzlo </text:span><text:span text:style-name="T3">Vzplanutí</text:span><text:span text:style-name="T67">.</text:span></text:p>
      <text:h text:style-name="Heading_20_4" text:outline-level="4">Výboj</text:h>
      <text:p text:style-name="P62">Požadavky: <text:span text:style-name="T119">2</text:span>. úroveň<text:line-break/><text:span text:style-name="T122">Rozsah: 1 cíl</text:span><text:line-break/><text:span text:style-name="T66">Zranění: (1 za každé 2 body Přesahu) + 3</text:span><text:line-break/><text:span text:style-name="T52">Obrana: 0 + k6, od zranění se odečítá zbroj</text:span></text:p>
      <text:p text:style-name="P12"><text:span text:style-name="T113">Toto kouzlo vytvoří</text:span> blesku podobný výboj, který zasáhne <text:span text:style-name="T112">jeden cíl</text:span>.</text:p>
      <text:list xml:id="list9024527073660107123" text:style-name="L16">
        <text:list-item>
          <text:p text:style-name="P186"><text:span text:style-name="T113">Zásah je okamžitý, před </text:span><text:span text:style-name="T9">Výbojem</text:span><text:span text:style-name="T113"> tedy není možné uhýbat (cíl si na obranu hází 0 + k6)</text:span></text:p>
        </text:list-item>
      </text:list>
      <text:h text:style-name="P121" text:outline-level="4"><text:soft-page-break/>Řetězový výboj</text:h>
      <text:p text:style-name="P63">Požadavky: <text:span text:style-name="T120">4</text:span>. úroveň<text:line-break/><text:span text:style-name="T122">Rozsah: (síla kouzla) cílů</text:span><text:line-break/><text:span text:style-name="T66">Zranění: (1 za každé 2 body Přesahu) + 2</text:span><text:line-break/><text:span text:style-name="T52">Obrana: 0 + k6, od zranění se odečítá zbroj</text:span></text:p>
      <text:p text:style-name="P13"><text:span text:style-name="T113">Toto kouzlo vytvoří</text:span> blesku podobný výboj, který zasáhne <text:span text:style-name="T116">až (síla kouzla) cílů</text:span>.</text:p>
      <text:list xml:id="list151858172181891" text:continue-numbering="true" text:style-name="L16">
        <text:list-item>
          <text:p text:style-name="P187"><text:span text:style-name="T113">Zásah je okamžitý, před </text:span><text:span text:style-name="T9">Řetězovým výbojem</text:span><text:span text:style-name="T113"> tedy není možné uhýbat (cíle si na obranu hází 0 + k6)</text:span></text:p>
        </text:list-item>
      </text:list>
      <text:h text:style-name="P120" text:outline-level="4">Kulový blesk</text:h>
      <text:p text:style-name="P64">Požadavky: <text:span text:style-name="T77">5</text:span>. úroveň<text:line-break/><text:span text:style-name="T122">Rozsah: všechno v přímé linii</text:span><text:line-break/><text:span text:style-name="T76">Zranění: +3</text:span><text:line-break/><text:span text:style-name="T52">Obrana: Uhýbání, od zranění se odečítá zbroj</text:span></text:p>
      <text:p text:style-name="P82"><text:span text:style-name="T1">Kulový blesk</text:span> <text:span text:style-name="T78">velký zhruba jako pěst </text:span>vyletí z tvých rukou a pokud nenarazí na pevnou překážku, kterou nedokáže prorazit, zmizí až na hranici tvého dosahu působení. <text:span text:style-name="T79">Na rozdíl od jiných kouzel nemůžeš nijak ovlivnit ani jeho dráhu letu (letí vždy přímo vpřed), ani co zasáhne (jinak než tím, jakým směrem jej vyšleš).</text:span></text:p>
      <text:list xml:id="list1136959067600008217" text:style-name="L17">
        <text:list-item>
          <text:p text:style-name="P188"><text:span text:style-name="T1">Kulový blesk</text:span> proráží bariéry stejně jako kouzlo <text:span text:style-name="T1">Beranidlo</text:span>.</text:p>
        </text:list-item>
      </text:list>
      <text:h text:style-name="P128" text:outline-level="3">Ledová tříšť</text:h>
      <text:p text:style-name="P64">Požadavky: <text:span text:style-name="T108">2</text:span>. úroveň<text:line-break/><text:span text:style-name="T122">Rozsah: 1 cíl</text:span><text:line-break/><text:span text:style-name="T76">Zranění: Přesah +3</text:span><text:line-break/><text:span text:style-name="T52">Obrana: Uhýbání, od zranění se odečítá zbroj</text:span></text:p>
      <text:p text:style-name="P88"><text:soft-page-break/>Ve vzduchu se objeví ostré ledové úlomky a velkou rychlostí vyletí k <text:span text:style-name="T109">vybranému</text:span> cíli.</text:p>
      <text:h text:style-name="P122" text:outline-level="4">Rozhlížení</text:h>
      <text:p text:style-name="P47">Požadavky: <text:span text:style-name="T64">3</text:span>. úroveň<text:line-break/><text:span text:style-name="T62">Trvání: udržování</text:span></text:p>
      <text:p text:style-name="P10">Po <text:span text:style-name="T53">dobu udržování kouzla</text:span> vidíš to, co bys viděl, kdybys stál na cílovém místě.</text:p>
      <text:h text:style-name="Heading_20_4" text:outline-level="4">Světlo</text:h>
      <text:p text:style-name="P47">Požadavky: <text:span text:style-name="T64">2</text:span>. úroveň<text:line-break/><text:span text:style-name="T62">Trvání: udržování</text:span></text:p>
      <text:p text:style-name="P10">Sesílá se na předmět, svítí jako silná lampa.</text:p>
      <text:h text:style-name="Heading_20_4" text:outline-level="4">Tma</text:h>
      <text:p text:style-name="P50">Požadavky: <text:span text:style-name="T64">2</text:span>. úroveň<text:line-break/><text:span text:style-name="T62">Trvání: udržování</text:span></text:p>
      <text:p text:style-name="P11">Sesílá se na <text:span text:style-name="T6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Heading_20_4" text:outline-level="4">Dým</text:h>
      <text:p text:style-name="P47">Požadavky: <text:span text:style-name="T64">1</text:span>. úroveň<text:line-break/><text:span text:style-name="T62">Trvání: udržování</text:span></text:p>
      <text:p text:style-name="P44"><text:soft-page-break/>Tebou zvolený prostor zaplní hustý dým. Není dráždivý, pouze brání ve výhledu.</text:p>
      <text:list xml:id="list3302865090392530758" text:style-name="L18">
        <text:list-item>
          <text:p text:style-name="P189">V dýmu je vidět jen do bezprostřední blízkosti, navíc velmi špatně (nevýhoda při boji na blízko).</text:p>
        </text:list-item>
        <text:list-item>
          <text:p text:style-name="P189">Na větší vzdálenost není vidět vůbec (střílet lze jen na cíle, o kteří nějak prozradí svou polohu – třeba tím, že promluví, a i tak s velkou nevýhodou).</text:p>
        </text:list-item>
      </text:list>
      <text:h text:style-name="Heading_20_4" text:outline-level="4">Hyperprostor</text:h>
      <text:p text:style-name="P57">Požadavky: <text:span text:style-name="T63">4</text:span>. úroveň<text:line-break/><text:span text:style-name="T76">Cena za seslání: 1 bod Vůle</text:span></text:p>
      <text:p text:style-name="P44">Tímto kouzlem přemístíš sebe <text:span text:style-name="T84">a</text:span> všechno, co neseš, na zvolené místo. <text:span text:style-name="T60">Cílový prostor musíš vidět a musíš se tam i se svým nákladem vejít.</text:span></text:p>
      <text:list xml:id="list174684842047661487" text:style-name="L19">
        <text:list-item>
          <text:p text:style-name="P190">Když se teleportuješ někomu do zad, <text:s/>máš proti němu v následujícím kole výhodu.</text:p>
        </text:list-item>
        <text:list-item>
          <text:p text:style-name="P191">Někoho jiného můžeš teleportovat, pouze když se ho dotkneš. Musíš navíc současně přenést i sebe.</text:p>
          <text:list>
            <text:list-item>
              <text:p text:style-name="P192">Když se <text:span text:style-name="T83">dotyčný doteku brání, musíš proti němu uspět ve střetu bojem beze zbraně</text:span>.</text:p>
            </text:list-item>
          </text:list>
        </text:list-item>
      </text:list>
      <text:h text:style-name="P123" text:outline-level="4">Teleportační symbol</text:h>
      <text:p text:style-name="P47">Požadavky: 5. úroveň</text:p>
      <text:p text:style-name="P45">Dokážeš <text:span text:style-name="T61">nakreslit či jinak fyzicky vytvořit znak, které bude sloužit jako teleportační symbol. Kdokoliv, kdo si při sesílání </text:span><text:span text:style-name="T2">Hyperprostoru</text:span><text:span text:style-name="T61"> představí tento znak, se přemístí místo, kde se tvůj znak nachází, za stejných podmínek, jako při obvyklém použití </text:span><text:span text:style-name="T2">Hyperpro</text:span><text:soft-page-break/><text:span text:style-name="T2">storu</text:span><text:span text:style-name="T61">.<text:line-break/><text:tab/>Znak je možné nakreslit na přenosný předmět, musí být ale dost velký, aby se na něm dalo snadno stát (takže alespoň jako malý štít).</text:span></text:p>
      <text:h text:style-name="Heading_20_4" text:outline-level="4">Levitace</text:h>
      <text:p text:style-name="P47">Požadavky: <text:span text:style-name="T80">3</text:span>. úroveň<text:line-break/><text:span text:style-name="T62">Trvání: udržování</text:span></text:p>
      <text:p text:style-name="P7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8639834098071649556" text:style-name="L20">
        <text:list-item>
          <text:p text:style-name="P193">Síla kouzla je rovna tvé úrovni plus případný bonus za použití Vůle.</text:p>
        </text:list-item>
      </text:list>
      <text:h text:style-name="P124" text:outline-level="4">Neviditelnost</text:h>
      <text:p text:style-name="P46">Požadavky: 5. úroveň<text:line-break/><text:span text:style-name="T62">Trvání: udržování</text:span></text:p>
      <text:p text:style-name="P6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908267723690074801" text:style-name="L21">
        <text:list-item>
          <text:p text:style-name="P194">Pokud neviditelného neprozrazuje nic jiného (zvuky, výrazný stín, obrys v dešti), tak má velkou výhodu proti těm, kdo jej nevidí.</text:p>
        </text:list-item>
        <text:list-item>
          <text:p text:style-name="P194"><text:soft-page-break/>Když jej něco prozrazuje, má jen malou výhodu.</text:p>
        </text:list-item>
      </text:list>
      <text:h text:style-name="Heading_20_4" text:outline-level="4">Detekce neviditelnosti</text:h>
      <text:p text:style-name="P48">Požadavky: 5. úroveň<text:line-break/><text:span text:style-name="T62">Trvání: udržování</text:span></text:p>
      <text:p text:style-name="P66">Cíle kouzla po dobu trvání vidí neviditelné tvory a předměty.</text:p>
      <text:h text:style-name="Heading_20_4" text:outline-level="4">Rychlost</text:h>
      <text:p text:style-name="P49">Požadavky: <text:span text:style-name="T69">4</text:span>. úroveň<text:line-break/><text:span text:style-name="T65">Trvání: udržování</text:span></text:p>
      <text:p text:style-name="P67">Cíle si po dobu udržování ke své fyzické rychlosti přičítají sílu tohoto kouzla. <text:span text:style-name="T1">Rychlost</text:span> nedává výhodu v boji ani při kouzlení, pouze umožňuje se rychleji přesouvat.</text:p>
      <text:h text:style-name="Heading_20_4" text:outline-level="4">Vodní dech</text:h>
      <text:p text:style-name="P51">Požadavky: <text:span text:style-name="T69">3</text:span>. úroveň<text:line-break/><text:span text:style-name="T65">Trvání: udržování</text:span></text:p>
      <text:p text:style-name="P68">Po dobu působení umožňuje dýchat pod vodou.</text:p>
      <text:h text:style-name="Heading_20_4" text:outline-level="4">Beranidlo</text:h>
      <text:p text:style-name="P52">Požadavky: <text:span text:style-name="T69">2</text:span>. úroveň</text:p>
      <text:p text:style-name="P69">Kouzlo <text:span text:style-name="T1">Beranidlo</text:span> má stejný účinek jako jeden člověk s fyzickou silou rovnou síle kouzla vybavený ručním beranidlem (+1 k hodu).</text:p>
      <text:h text:style-name="Heading_20_4" text:outline-level="4">Zamkni</text:h>
      <text:p text:style-name="P52">Požadavky: <text:span text:style-name="T69">3</text:span>. úroveň<text:line-break/><text:span text:style-name="T65">Trvání: udržování</text:span></text:p>
      <text:p text:style-name="P69"><text:soft-page-break/>Kouzlo <text:span text:style-name="T1">Zamkni</text:span> po dobu působení zvýší obtížnost vypáčení zámku o sílu kouzla.</text:p>
      <text:h text:style-name="Heading_20_4" text:outline-level="4">Bariéra</text:h>
      <text:p text:style-name="P52">Požadavky: <text:span text:style-name="T69">3</text:span>. úroveň<text:line-break/><text:span text:style-name="T65">Trvání: udržování</text:span></text:p>
      <text:p text:style-name="P69">Vytvoří lehce opalizující průhlednou stěnu, <text:span text:style-name="T70">která brání v průchodu. </text:span><text:span text:style-name="T4">Bariéru</text:span><text:span text:style-name="T70"> je třeba seslat mezi nějaké pevné fyzické objekty – třeba do rámu dveří, nebo mezi dva stromy.</text:span></text:p>
      <text:list xml:id="list1641846696756894254" text:style-name="L22">
        <text:list-item>
          <text:p text:style-name="P195">Obtížnost proražení bariéry je rovna síle kouzla.</text:p>
        </text:list-item>
        <text:list-item>
          <text:p text:style-name="P195">Pokud je bariérou posílena už existující fyzická překážka (třeba dveře), síla kouzla se přičítá k pevnosti překážky.</text:p>
        </text:list-item>
      </text:list>
      <text:h text:style-name="Heading_20_4" text:outline-level="4">Zlom kouzlo</text:h>
      <text:p text:style-name="P53">Požadavky: <text:span text:style-name="T71">1</text:span> úroveň</text:p>
      <text:p text:style-name="P71">Tímto kouzlem můžeš zrušit libovolné udržované kouzlo, pokud uspěješ v testu. <text:span text:style-name="T1">Zlom kouzlo</text:span> nedokáže zlomit trvalá kouzla.</text:p>
      <text:list xml:id="list6363318281095044493" text:style-name="L23">
        <text:list-item>
          <text:p text:style-name="P196">Hází se proti síle lámaného kouzla.</text:p>
        </text:list-item>
      </text:list>
      <text:h text:style-name="Heading_20_4" text:outline-level="4">Přenos zvuku</text:h>
      <text:p text:style-name="P54">Požadavky: <text:span text:style-name="T72">2</text:span>. úroveň<text:line-break/><text:span text:style-name="T65">Trvání: udržování</text:span></text:p>
      <text:p text:style-name="P72"><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Heading_20_4" text:outline-level="4">Paralýza</text:h>
      <text:p text:style-name="P55">Požadavky: <text:span text:style-name="T73">4</text:span>. úroveň<text:line-break/><text:span text:style-name="T52">Obrana: Fyzička (Odolnost)</text:span></text:p>
      <text:p text:style-name="P73"><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7603037662232979272" text:style-name="L24">
        <text:list-item>
          <text:p text:style-name="P197"><text:span text:style-name="T73">Veškeré účinky </text:span><text:span text:style-name="T5">Paralýzy</text:span><text:span text:style-name="T73"> pominou po krátkém odpočinku.</text:span></text:p>
        </text:list-item>
      </text:list>
      <text:h text:style-name="Heading_20_4" text:outline-level="4">Přebarv<text:span text:style-name="T75">ení</text:span></text:h>
      <text:p text:style-name="P56">Požadavky: <text:span text:style-name="T74">1</text:span>. úroveň<text:line-break/><text:span text:style-name="T65">Trvání: udržování</text:span></text:p>
      <text:p text:style-name="P74">Umožňuje libovolně změnit barvu čehokoliv v dosahu působení. Po skončení kouzla se barva vrátí do přirozeného stavu.</text:p>
      <text:h text:style-name="Heading_20_4" text:outline-level="4">Magické prsty</text:h>
      <text:p text:style-name="P58">Požadavky: <text:span text:style-name="T80">4</text:span>. úroveň<text:line-break/><text:span text:style-name="T65">Trvání: udržování</text:span></text:p>
      <text:p text:style-name="P75"><text:soft-page-break/><text:span text:style-name="T1">Magické prsty</text:span> umožňují na dálku dělat cokoliv, co bys mohl udělat vlastníma rukama. Po dobu trvání kouzla nemáš cit ve vlastních rukou, místo toho cítíš to, čeho se dotýkají <text:span text:style-name="T81">tvé</text:span> <text:span text:style-name="T1">Magické prsty</text:span>. <text:span text:style-name="T81">Neriskuješ při tom zranění, protože </text:span><text:span text:style-name="T7">Magické prsty</text:span><text:span text:style-name="T81"> jsou nehmotné. Můžeš tedy například bez obav vytáhnout předmět z plamenů, kyseliny, a podobně.</text:span><text:line-break/><text:tab/><text:span text:style-name="T80">S jak těžkými břemeny dokážeš manipulovat a jakým způsobem, se řídí stejnými pravidly, jako u kouzla </text:span><text:span text:style-name="T6">Levitace</text:span><text:span text:style-name="T80">. Při použití </text:span><text:span text:style-name="T6">Magický</text:span><text:span text:style-name="T7">ch</text:span><text:span text:style-name="T6"> prst</text:span><text:span text:style-name="T7">ů</text:span><text:span text:style-name="T80"> ovšem musíš mít předmět jak uchopit.</text:span></text:p>
      <text:list xml:id="list4171862169672315795" text:style-name="L25">
        <text:list-item>
          <text:p text:style-name="P198">Pomocí Magických prstů můžeš <text:span text:style-name="T82">také</text:span> na dálku používat zbraně.</text:p>
          <text:list>
            <text:list-item>
              <text:p text:style-name="P198">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Lazebník</text:h>
      <text:p text:style-name="P59">Požadavky: <text:span text:style-name="T80">4</text:span>. úroveň</text:p>
      <text:p text:style-name="P76">Toto poměrně složité, ale velice užitečné kouzlo, zajistí kompletní očistu, jako po kvalitní lázni.</text:p>
      <text:p text:style-name="P28">Neviditelná zbroj (vysokolevelové kouzlo. Zbroj omezuje stejně jako obyčejná).</text:p>
      <text:h text:style-name="Heading_20_4" text:outline-level="4">Protikouzlo</text:h>
      <text:p text:style-name="P228">Požadavky: <text:span text:style-name="T80">4</text:span>. úroveň</text:p>
      <text:p text:style-name="P231">Protikouzlo umožňuje cíleně rušit cizí zaklínání. Cizího kouzelníka musíš přímo vidět, nebo jeho kouzlo zaslechnout pomocí <text:span text:style-name="T1">Naslouchání kouzlům</text:span>. <text:span text:style-name="T1">Protikouzlo</text:span> účinkuje pouze na kouzelnická kouzla.</text:p>
      <text:list xml:id="list2993719835680659799" text:style-name="L35">
        <text:list-item>
          <text:p text:style-name="P232"><text:soft-page-break/>Pokud je tvůj hod na seslání vyšší, než hod na seslání protivníka, kouzlo se mu vůbec nepovedlo a nemá žádný účinek.</text:p>
        </text:list-item>
        <text:list-item>
          <text:p text:style-name="P232">Když je tvůj hod na seslání nižší, tak všichni, kdo jsou rušeným kouzlem zasaženi, mohou tvůj hod na použít na svou obranu. Mohou se stále bránit i sami, počítají si lepší z výsledků.</text:p>
        </text:list-item>
      </text:list>
      <text:p text:style-name="Text_20_body"/>
      <text:p text:style-name="P28">Odzbrojení</text:p>
      <text:p text:style-name="P28">Ohnivý bič (sounds cool)</text:p>
      <text:p text:style-name="P31">Pekelný oheň (udržované plameny?)</text:p>
      <text:p text:style-name="P31">Portál (to nebude kouzlo, ale magický item)</text:p>
      <text:p text:style-name="P34">Sprav</text:p>
      <text:p text:style-name="P34">Tlampač</text:p>
      <text:p text:style-name="P34">Oslnivý záblesk (Třytivá zář)</text:p>
      <text:p text:style-name="P40">Ostraha (kouzelník ví, že do dosahu někdo vstoupil – vzbudí ho to. Není třeba vytvářet materiální komponenty)</text:p>
      <text:p text:style-name="P40">Detekční značky (detekují oblast mezi nimi)</text:p>
      <text:p text:style-name="P34">Ukliď (moc konkrétní, na to stačí udržovaná telekineze, respektive magické prsty. Jo jasně a nefunguje to jako wish, kouzelník se na to stále musí soustředit a myslet na to, čím kam hýbe).</text:p>
      <text:p text:style-name="P37"><text:span text:style-name="T54">Magický štít (</text:span>Magická bariéra – ochranná kupole)</text:p>
      <text:p text:style-name="P39">Zpomalení (sounds cool, postihy)</text:p>
      <text:p text:style-name="P15"/>
      <text:p text:style-name="P28"><text:soft-page-break/>Orlí oči (dalekohled. Spíš přírodní magie)</text:p>
      <text:p text:style-name="P15">Metamorfóza</text:p>
      <text:p text:style-name="P15">Montyho čardáš</text:p>
      <text:p text:style-name="P15">Zenerova karta</text:p>
      <text:p text:style-name="P15">Bílá střela</text:p>
      <text:p text:style-name="P15">Clona myšlenek</text:p>
      <text:p text:style-name="P15">Dubl</text:p>
      <text:p text:style-name="P15">Dveřník (procházení pevnou hmotou – asi ne)</text:p>
      <text:p text:style-name="P15">Fata morgána</text:p>
      <text:p text:style-name="P19">Přelud</text:p>
      <text:p text:style-name="P15">Kamenná zeď (tvoření hmoty asi ne, maximálně opracovat stávající – nebo ji tam nechat pomalu vyrůst)</text:p>
      <text:p text:style-name="P15">Ledová zeď</text:p>
      <text:p text:style-name="P15">Kouzelná rušička</text:p>
      <text:p text:style-name="P15">Leť (zůstal bych u metamorfózy)</text:p>
      <text:p text:style-name="P15">Mrak smrti</text:p>
      <text:p text:style-name="P15">Najdi kouzla (asi raději astral perception?)</text:p>
      <text:p text:style-name="P15">Najdi neviditelnost</text:p>
      <text:p text:style-name="P15">Najdi předmět (ale jo, proč ne, sympatetická magie)</text:p>
      <text:p text:style-name="P15">Ohnivá koule</text:p>
      <text:p text:style-name="P15">Ohnivá zeď (na rozdíl od kammenné proč ne)</text:p>
      <text:p text:style-name="P41">Plamenný oblouk (vyšlehne z jedné ruky do druhé)</text:p>
      <text:p text:style-name="P15"><text:soft-page-break/>Ochrana před šípy (<text:span text:style-name="T58">Forma telekineze?</text:span>)</text:p>
      <text:p text:style-name="P15">Oko (k čemu, když má kouzelník nahlížení? Možná k tomu, že to může ovládat?)</text:p>
      <text:p text:style-name="P23">Magická šifra (Zašifruj) (magická šifra s heslem? Rozšifruje se opět tím samým kouzlem)</text:p>
      <text:p text:style-name="P36">Schodiště (sounds cool, nemá to hmotnout podstatu)</text:p>
      <text:p text:style-name="P36">Světelný most (stejný princip jako schodiště)</text:p>
      <text:p text:style-name="P25"/>
      <text:h text:style-name="Heading_20_3" text:outline-level="3">Patří k jinému povolání</text:h>
      <text:p text:style-name="P27">Améba (protékání úzkými prostory – ne, to bude mít zloděj)</text:p>
      <text:h text:style-name="Heading_20_3" text:outline-level="3">Moc silné <text:span text:style-name="T58">nebo nevhodné</text:span></text:h>
      <text:p text:style-name="P30">Magický provaz (to by možná měl být spíš magický item?)</text:p>
      <text:p text:style-name="P32">Procházení zdí</text:p>
      <text:p text:style-name="P32">Průchodná zeď</text:p>
      <text:p text:style-name="P26">Zesměšni (ne – plastika nebude takhle jednoduchá)</text:p>
      <text:p text:style-name="P26">Zmiz (ne)</text:p>
      <text:p text:style-name="P17">Najdi zlo (určitě ne)</text:p>
      <text:p text:style-name="P7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3" text:outline-level="3"><text:soft-page-break/>Nekromancie</text:h>
      <text:p text:style-name="P16">Oživ neživého (do základu určitě ne)</text:p>
      <text:p text:style-name="P35">Smrtící déšť</text:p>
      <text:p text:style-name="P33">Převtělení (přenos duše – sounds cool, spíš psychický mág nebo nekromant a určitě high level kouzlo. <text:span text:style-name="T57">Nekromant, duše jsou nekromantická záležitost, psychický mág pracuje s myslí</text:span>)</text:p>
      <text:p text:style-name="P199">Mluv s mrtvými (asi ne základní kouzelník, to je spíš pro nekromanta)</text:p>
      <text:h text:style-name="Heading_20_3" text:outline-level="3">Přírodní magie</text:h>
      <text:p text:style-name="P34">Soví oči (přírodní magie)</text:p>
      <text:p text:style-name="P34">Oslepení (přírodní magie)</text:p>
      <text:p text:style-name="P39">Zapůjčení (přírodní magie)</text:p>
      <text:p text:style-name="P39">Strach (přírodní magie)</text:p>
      <text:p text:style-name="P16">Pavučina (asi taky ne – <text:span text:style-name="T55">přírodní magie, když už</text:span>)</text:p>
      <text:p text:style-name="P16">Cizí oči (přírodní magie)</text:p>
      <text:p text:style-name="P16">Cizí uši (přírodní magie)</text:p>
      <text:p text:style-name="P20">Rychlý růst (přírodní magie)</text:p>
      <text:p text:style-name="P20">Rychlé vadnutí (fuj)</text:p>
      <text:h text:style-name="Heading_20_3" text:outline-level="3">Psychická magie</text:h>
      <text:p text:style-name="P16">Hypnóza</text:p>
      <text:p text:style-name="P42">Změň podobu (iluze)</text:p>
      <text:p text:style-name="P38">Zapomeň (psychická magie)</text:p>
      <text:p text:style-name="P38"><text:soft-page-break/>Vzpomeň (asi sloučit vzpomínání a zapomínání pod manipulaci s pamětí)</text:p>
      <text:p text:style-name="P21">Poslání (ne)</text:p>
      <text:p text:style-name="P26">Zmatek</text:p>
      <text:p text:style-name="P24">Zdvojení (spíš ne – <text:span text:style-name="T56">leda jako iluze</text:span>)</text:p>
      <text:p text:style-name="P29">Spánek</text:p>
      <text:p text:style-name="P17">Sugesce</text:p>
      <text:p text:style-name="P18">Bábelská rybka</text:p>
      <text:p text:style-name="P22">Přelož</text:p>
      <text:h text:style-name="Heading_20_2" text:outline-level="2"><text:bookmark-start text:name="__RefHeading__3685_1609543204"/>Hraničář<text:bookmark-end text:name="__RefHeading__3685_1609543204"/></text:h>
      <text:p text:style-name="P108">Hlavní <text:span text:style-name="T22">dovednosti</text:span>:</text:p>
      <text:list xml:id="list911429476591096408" text:style-name="L26">
        <text:list-item>
          <text:p text:style-name="P156"><text:span text:style-name="T152">Krátké, lehké a střední zbraně</text:span> pro boj zblízka</text:p>
        </text:list-item>
        <text:list-item>
          <text:p text:style-name="P157">Střelba z luku</text:p>
        </text:list-item>
        <text:list-item>
          <text:p text:style-name="P166">Stopování</text:p>
        </text:list-item>
        <text:list-item>
          <text:p text:style-name="P166">Přežití v divočině</text:p>
        </text:list-item>
      </text:list>
      <text:p text:style-name="P109">Vedlejší <text:span text:style-name="T22">dovednosti</text:span>:</text:p>
      <text:list xml:id="list151858241171206" text:continue-list="list151858144176537" text:style-name="L8">
        <text:list-item>
          <text:p text:style-name="P162">Lehké vrhací zbraně</text:p>
        </text:list-item>
        <text:list-item>
          <text:p text:style-name="P165">Těžké vrhací zbraně</text:p>
        </text:list-item>
        <text:list-item>
          <text:p text:style-name="P200"><text:span text:style-name="T30">Střelba p</text:span>ra<text:span text:style-name="T30">kem</text:span></text:p>
        </text:list-item>
      </text:list>
      <text:h text:style-name="Heading_20_2" text:outline-level="2"><text:bookmark-start text:name="__RefHeading__3687_1609543204"/><text:soft-page-break/>Dobrodruh<text:bookmark-end text:name="__RefHeading__3687_1609543204"/></text:h>
      <text:p text:style-name="P110">Hlavní <text:span text:style-name="T22">dovednosti</text:span>:</text:p>
      <text:list xml:id="list6239014849774954520" text:style-name="L27">
        <text:list-item>
          <text:p text:style-name="P163">Lehké vrhací zbraně</text:p>
        </text:list-item>
        <text:list-item>
          <text:p text:style-name="P169"><text:span text:style-name="T151">Krátké, lehké a šermířské </text:span>zbraně pro boj zblízka</text:p>
        </text:list-item>
        <text:list-item>
          <text:p text:style-name="P202">Střelba z lehké kuše</text:p>
        </text:list-item>
        <text:list-item>
          <text:p text:style-name="P203">Střelba z minikuše</text:p>
        </text:list-item>
        <text:list-item>
          <text:p text:style-name="P201"><text:span text:style-name="T30">Střelba p</text:span>ra<text:span text:style-name="T30">kem</text:span></text:p>
        </text:list-item>
        <text:list-item>
          <text:p text:style-name="P158">Hledání <text:span text:style-name="T31">(skrytých osob, předmětů i mechanismů)</text:span></text:p>
        </text:list-item>
        <text:list-item>
          <text:p text:style-name="P158">Skrývání (sebe, jiných osob i věcí)</text:p>
        </text:list-item>
        <text:list-item>
          <text:p text:style-name="P158">Odstraňování a líčení pastí</text:p>
        </text:list-item>
        <text:list-item>
          <text:p text:style-name="P158">Vykrádání kapes</text:p>
        </text:list-item>
        <text:list-item>
          <text:p text:style-name="P158">Páčení zámků</text:p>
        </text:list-item>
      </text:list>
      <text:p text:style-name="P109">Vedlejší <text:span text:style-name="T22">dovednosti</text:span>:</text:p>
      <text:list xml:id="list8718934259285515366" text:style-name="L28">
        <text:list-item>
          <text:p text:style-name="P170">Střední zbraně pro boj zblízka</text:p>
        </text:list-item>
        <text:list-item>
          <text:p text:style-name="P204">Střelba z luku</text:p>
        </text:list-item>
      </text:list>
      <text:h text:style-name="Heading_20_1" text:outline-level="1"><text:bookmark-start text:name="__RefHeading__3689_1609543204"/>Obecné dovednosti<text:bookmark-end text:name="__RefHeading__3689_1609543204"/></text:h>
      <text:list xml:id="list151858246171976" text:continue-list="list151858241171206" text:style-name="L8">
        <text:list-item>
          <text:p text:style-name="P205">Léčitelství</text:p>
        </text:list-item>
      </text:list>
      <text:h text:style-name="Heading_20_1" text:outline-level="1"><text:soft-page-break/>Magie</text:h>
      <text:h text:style-name="Heading_20_2" text:outline-level="2">Udržování kouzel</text:h>
      <text:list xml:id="list3336809468395288761" text:style-name="L29">
        <text:list-item>
          <text:p text:style-name="P206">Za seslání udržovaného kouzla se platí 1 bod Vůle (možná u některých i víc?)</text:p>
        </text:list-item>
        <text:list-item>
          <text:p text:style-name="P206">Při udržování se dá spát, ale nedá se meditovat.</text:p>
        </text:list-item>
        <text:list-item>
          <text:p text:style-name="P207">Udržované kouzlo může kouzelník kdykoliv zrušit, stačí mu na to pomyslet.</text:p>
        </text:list-item>
        <text:list-item>
          <text:p text:style-name="P207">Když kouzelník upadne do bezvědomí, všechna jeho udržovaná kouzla skončí.</text:p>
        </text:list-item>
      </text:list>
      <text:p text:style-name="P78">/* Zásadní změna je v tom, že jde udržovat kouzla ve spánku */</text:p>
      <text:h text:style-name="Heading_20_1" text:outline-level="1">Zbraně</text:h>
      <text:p text:style-name="P83"><text:span text:style-name="T100">Č</text:span>íslo <text:span text:style-name="T100">před lomítkem </text:span>se přičítá k hodu, <text:span text:style-name="T100">číslo za lomítkem</text:span> ke zranění v případě zásahu.</text:p>
      <text:p text:style-name="P84"><text:span text:style-name="T1">Poznámka:</text:span> <text:span text:style-name="T104">Tato</text:span> čísla si můžeš snadno zapamatovat, skládají se totiž ze dvou jednoduchých pravidel:</text:p>
      <text:list xml:id="list438262624803799339" text:style-name="L30">
        <text:list-item>
          <text:p text:style-name="P208">Těžké zbraně mají základ 0/+3, lehké 1/0, krátké 0/+1.</text:p>
        </text:list-item>
        <text:list-item>
          <text:p text:style-name="P208">Když můžeš účinně využívat obě ruce (máš ve druhé další zbraň <text:span text:style-name="T99">nebo</text:span> štít, <text:span text:style-name="T99">případně</text:span> používáš <text:span text:style-name="T96">dvo</text:span>uruční zbraň), tak si počítáš další +1 k hodu.</text:p>
        </text:list-item>
      </text:list>
      <text:h text:style-name="Heading_20_3" text:outline-level="3">Zbraně pro boj zblízka</text:h>
      <text:list xml:id="list5091997347434893054" text:style-name="L31">
        <text:list-item>
          <text:p text:style-name="P210">Krátké: 0/+1</text:p>
          <text:list>
            <text:list-item>
              <text:p text:style-name="P212"><text:soft-page-break/>se štítem <text:span text:style-name="T92">nebo druhou krátkou zbraní</text:span>: <text:span text:style-name="T91">1/+1</text:span> </text:p>
            </text:list-item>
            <text:list-item>
              <text:p text:style-name="P209"><text:span text:style-name="T8">Příklady:</text:span><text:span text:style-name="T102"> dýka, nůž</text:span></text:p>
            </text:list-item>
          </text:list>
        </text:list-item>
        <text:list-item>
          <text:p text:style-name="P211"><text:span text:style-name="T85">Lehké</text:span> jednoruční: 1/<text:span text:style-name="T85">0</text:span></text:p>
          <text:list>
            <text:list-item>
              <text:p text:style-name="P213">se štítem nebo <text:span text:style-name="T85">lehkou či krátkou</text:span> zbraní <text:span text:style-name="T93">ve druhé ruce</text:span>: 2/<text:span text:style-name="T85">0</text:span></text:p>
            </text:list-item>
            <text:list-item>
              <text:p text:style-name="P214"><text:span text:style-name="T8">Příklady:</text:span><text:span text:style-name="T102"> krátký meč (</text:span>gladius<text:span text:style-name="T87">)</text:span>, šavle</text:p>
            </text:list-item>
          </text:list>
        </text:list-item>
        <text:list-item>
          <text:p text:style-name="P215">Šermířské: 1/+1</text:p>
          <text:list>
            <text:list-item>
              <text:p text:style-name="P215">s dýkou nebo jinou šermířskou zbraní: 2/0</text:p>
            </text:list-item>
            <text:list-item>
              <text:p text:style-name="P215"><text:span text:style-name="T8">Příklady:</text:span><text:span text:style-name="T102"> </text:span>rapír, kord</text:p>
            </text:list-item>
            <text:list-item>
              <text:p text:style-name="P216">šermířské zbraně nejsou vhodné k boji se štítem – štít jejich účinnost nezvýší.</text:p>
            </text:list-item>
          </text:list>
        </text:list-item>
        <text:list-item>
          <text:p text:style-name="P217">Těžké jednoruční: 0/+3</text:p>
          <text:list>
            <text:list-item>
              <text:p text:style-name="P218">se štítem: 1/+3</text:p>
            </text:list-item>
            <text:list-item>
              <text:p text:style-name="P214"><text:span text:style-name="T8">Příklady:</text:span><text:span text:style-name="T102"> </text:span>Sekera, palcát, <text:span text:style-name="T86">řemdih,</text:span> <text:span text:style-name="T88">jednoruční meč (románský meč, rytířský meč), dlouhý meč držený jednou rukou, těžká (obvykle jezdecká) šavle</text:span></text:p>
            </text:list-item>
          </text:list>
        </text:list-item>
        <text:list-item>
          <text:p text:style-name="P219">Lehké obouruční: 2/0</text:p>
          <text:list>
            <text:list-item>
              <text:p text:style-name="P220"><text:span text:style-name="T8">Příklady:</text:span><text:span text:style-name="T102"> </text:span>hůl, kopí</text:p>
            </text:list-item>
          </text:list>
        </text:list-item>
        <text:list-item>
          <text:p text:style-name="P219">Těžké obouruční: 1/+3</text:p>
          <text:list>
            <text:list-item>
              <text:p text:style-name="P220"><text:span text:style-name="T8">Příklady:</text:span><text:span text:style-name="T102"> dvo</text:span>uruční sekera, <text:span text:style-name="T89">dvo</text:span>uruční kladivo, <text:span text:style-name="T89">dvouruční meč, obouručně držený dlouhý meč, píka, sudlice, halapartna, cep</text:span></text:p>
            </text:list-item>
          </text:list>
        </text:list-item>
      </text:list>
      <text:p text:style-name="P85">Štít (větší než pěstní) lze <text:span text:style-name="T90">také</text:span> použít při obraně proti střelbě <text:span text:style-name="T101">(</text:span>+1 k hodu<text:span text:style-name="T101">)</text:span>.</text:p>
      <text:h text:style-name="Heading_20_4" text:outline-level="4"><text:soft-page-break/>Improvizované zbraně <text:span text:style-name="T135">pro boj zblízka</text:span></text:h>
      <text:list xml:id="list5726130470993662479" text:style-name="L32">
        <text:list-item>
          <text:p text:style-name="P221">Samotný štít: 1/-1</text:p>
        </text:list-item>
      </text:list>
      <text:p text:style-name="P86">TODO: nižší zranění (tj. noha od stolu je jako palcát, akorát s nižším zraněním)</text:p>
      <text:h text:style-name="Heading_20_3" text:outline-level="3">Vrhací zbraně</text:h>
      <text:list xml:id="list490899437732759913" text:style-name="L33">
        <text:list-item>
          <text:p text:style-name="P222"><text:span text:style-name="T140">L</text:span>ehké vrhací zbraně: 1/0</text:p>
          <text:list>
            <text:list-item>
              <text:p text:style-name="P222"><text:span text:style-name="T1">Příklady:</text:span> vrhací nůž, hvězdice, šipka</text:p>
            </text:list-item>
          </text:list>
        </text:list-item>
        <text:list-item>
          <text:p text:style-name="P222"><text:span text:style-name="T140">T</text:span>ěžké vrhací zbraně: 0/+3</text:p>
          <text:list>
            <text:list-item>
              <text:p text:style-name="P222"><text:span text:style-name="T1">Příklady:</text:span> vrhací sekera, <text:span text:style-name="T136">oštěp</text:span></text:p>
            </text:list-item>
            <text:list-item>
              <text:p text:style-name="P224">Improvizované vrhací zbraně: 0/+1</text:p>
              <text:list>
                <text:list-item>
                  <text:p text:style-name="P223"><text:span text:style-name="T1">Příklady:</text:span> <text:span text:style-name="T140">kámen</text:span></text:p>
                </text:list-item>
              </text:list>
            </text:list-item>
          </text:list>
        </text:list-item>
      </text:list>
      <text:h text:style-name="Heading_20_3" text:outline-level="3">Střelné zbraně</text:h>
      <text:list xml:id="list7919952805165839039" text:style-name="L34">
        <text:list-item>
          <text:p text:style-name="P225">Jednoruční střelné zbraně: 1/<text:span text:style-name="T139">0</text:span></text:p>
          <text:list>
            <text:list-item>
              <text:p text:style-name="P225"><text:span text:style-name="T140">odstředivý </text:span>prak, minikuše</text:p>
            </text:list-item>
          </text:list>
        </text:list-item>
        <text:list-item>
          <text:p text:style-name="P226"><text:span text:style-name="T140">L</text:span>ehké střelné zbraně: 2/0</text:p>
          <text:list>
            <text:list-item>
              <text:p text:style-name="P226"><text:span text:style-name="T1">Příklady:</text:span> <text:span text:style-name="T138">krátký </text:span>luk, lehká kuše</text:p>
            </text:list-item>
          </text:list>
        </text:list-item>
        <text:list-item>
          <text:p text:style-name="P226"><text:span text:style-name="T140">T</text:span>ěžké střelné zbraně: <text:span text:style-name="T137">1/+3</text:span></text:p>
          <text:list>
            <text:list-item>
              <text:p text:style-name="P226"><text:span text:style-name="T1">Příklady:</text:span> <text:span text:style-name="T138">dlouhý </text:span>luk, těžká kuše</text:p>
            </text:list-item>
          </text:list>
        </text:list-item>
      </text:list>
      <text:h text:style-name="Heading_20_3" text:outline-level="3"><text:soft-page-break/>Bojové číslo</text:h>
      <text:p text:style-name="P79">Abys nemusel při každém hodu sčítat bonus za zbraň s hodnocením rysu, zapiš si součet pro každou svou zbraň na kartu <text:span text:style-name="T97">postavy</text:span>. Bonus ke zranění se uvádí za lomítkem, takže když jsi například Válečník <text:span text:style-name="T103">na čtvrté úrovni</text:span> a bojuješ se sekerou a štítem, tak tvé <text:span text:style-name="T1">Bojové číslo</text:span> <text:span text:style-name="T95">se štítem a sekerou </text:span>bude 5/+3 (4 za <text:span text:style-name="T103">čtvrtou úroveň</text:span> <text:span text:style-name="T103">v</text:span>álečníka a 1/+3 za sekeru a štít).<text:line-break/><text:tab/>V boji pak hod k6 (<text:span text:style-name="T98">a</text:span> případné bonusy <text:span text:style-name="T98">či postihy</text:span>) přičít<text:span text:style-name="T94">ej</text:span> rovnou ke <text:span text:style-name="T95">s</text:span>vému bojovému číslu. Bonus ke zranění se obvykle hlásí společně s výsledkem, takže když na kostce hodíš například 2, tak tvůj celkový <text:span text:style-name="T1">Hod na boj</text:span><text:span text:style-name="T15"> bude 7/+3 (čteme „sedm plus tř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6-06-05T15:18:57.203000000</dc:date>
    <meta:print-date>2113-01-01T00:00:00</meta:print-date>
    <meta:editing-cycles>8779</meta:editing-cycles>
    <meta:editing-duration>P27DT15H58M10S</meta:editing-duration>
    <meta:generator>LibreOffice/4.2.4.2$Windows_x86 LibreOffice_project/63150712c6d317d27ce2db16eb94c2f3d7b699f8</meta:generator>
    <meta:document-statistic meta:table-count="0" meta:image-count="0" meta:object-count="0" meta:page-count="34" meta:paragraph-count="415" meta:word-count="4604" meta:character-count="28174" meta:non-whitespace-character-count="24081"/>
  </office:meta>
</office:document-meta>
</file>